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316in" fo:margin-left="-0.075in" fo:margin-top="0in" fo:margin-bottom="0in" table:align="left" style:writing-mode="lr-tb"/>
    </style:style>
    <style:style style:name="Table1.A" style:family="table-column">
      <style:table-column-properties style:column-width="1.5188in"/>
    </style:style>
    <style:style style:name="Table1.B" style:family="table-column">
      <style:table-column-properties style:column-width="0.4743in"/>
    </style:style>
    <style:style style:name="Table1.C" style:family="table-column">
      <style:table-column-properties style:column-width="0.5826in"/>
    </style:style>
    <style:style style:name="Table1.D" style:family="table-column">
      <style:table-column-properties style:column-width="0.934in"/>
    </style:style>
    <style:style style:name="Table1.E" style:family="table-column">
      <style:table-column-properties style:column-width="0.8063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157"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8264in" fo:margin-left="-0.075in" fo:margin-top="0in" fo:margin-bottom="0in" table:align="left" style:writing-mode="lr-tb"/>
    </style:style>
    <style:style style:name="Table2.A" style:family="table-column">
      <style:table-column-properties style:column-width="1.4104in"/>
    </style:style>
    <style:style style:name="Table2.B" style:family="table-column">
      <style:table-column-properties style:column-width="1.4153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2.516in" fo:margin-left="-0.075in" fo:margin-top="0in" fo:margin-bottom="0in" table:align="left" style:writing-mode="lr-tb"/>
    </style:style>
    <style:style style:name="Table3.A" style:family="table-column">
      <style:table-column-properties style:column-width="1.5819in"/>
    </style:style>
    <style:style style:name="Table3.B" style:family="table-column">
      <style:table-column-properties style:column-width="0.9333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35"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0125in" fo:margin-left="-0.075in" fo:margin-top="0in" fo:margin-bottom="0in" table:align="left" style:writing-mode="lr-tb"/>
    </style:style>
    <style:style style:name="Table4.A" style:family="table-column">
      <style:table-column-properties style:column-width="1.4132in"/>
    </style:style>
    <style:style style:name="Table4.B" style:family="table-column">
      <style:table-column-properties style:column-width="1.5986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style:font-size-asian="10pt"/>
    </style:style>
    <style:style style:name="P4" style:family="paragraph" style:parent-style-name="Standard">
      <style:paragraph-properties fo:margin-left="0in" fo:margin-right="0in" fo:text-align="center" style:justify-single-word="false" fo:text-indent="0in" style:auto-text-indent="false"/>
      <style:text-properties style:font-name="Times New Roman" fo:font-size="10pt" style:font-size-asian="10pt"/>
    </style:style>
    <style:style style:name="P5"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size-asian="10pt"/>
    </style:style>
    <style:style style:name="P6" style:family="paragraph" style:parent-style-name="Standard">
      <style:paragraph-properties fo:margin-left="0in" fo:margin-right="0in" fo:text-align="center" style:justify-single-word="false" fo:text-indent="0in" style:auto-text-indent="false"/>
      <style:text-properties style:font-name="Times New Roman" fo:font-size="10pt" fo:font-style="italic" style:font-size-asian="10pt" style:font-style-asian="italic"/>
    </style:style>
    <style:style style:name="P7" style:family="paragraph" style:parent-style-name="Standard">
      <style:paragraph-properties fo:margin-left="0in" fo:margin-right="0in" fo:text-align="center" style:justify-single-word="false" fo:text-indent="0in" style:auto-text-indent="false"/>
      <style:text-properties style:font-name="Times New Roman" fo:font-weight="bold" style:font-weight-asian="bold"/>
    </style:style>
    <style:style style:name="P8" style:family="paragraph" style:parent-style-name="Standard">
      <style:paragraph-properties fo:margin-left="0in" fo:margin-right="0in" fo:text-indent="0in" style:auto-text-indent="false">
        <style:tab-stops/>
      </style:paragraph-properties>
    </style:style>
    <style:style style:name="P9" style:family="paragraph" style:parent-style-name="Standard">
      <style:paragraph-properties fo:margin-left="0in" fo:margin-right="0in" fo:text-align="start" style:justify-single-word="false"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paragraph-properties fo:margin-left="0in" fo:margin-right="0in" fo:text-indent="0.1252in" style:auto-text-indent="false"/>
    </style:style>
    <style:style style:name="P13" style:family="paragraph" style:parent-style-name="Standard">
      <style:paragraph-properties fo:margin-left="0in" fo:margin-right="0in" fo:text-indent="0.1252in" style:auto-text-indent="false">
        <style:tab-stops/>
      </style:paragraph-properties>
    </style:style>
    <style:style style:name="P14" style:family="paragraph" style:parent-style-name="Text_20_body" style:master-page-name="Standard">
      <style:paragraph-properties fo:margin-left="0in" fo:margin-right="0in" fo:text-indent="0in" style:auto-text-indent="false" style:page-number="auto"/>
    </style:style>
    <style:style style:name="P15" style:family="paragraph" style:parent-style-name="Heading_20_1" style:list-style-name="">
      <style:paragraph-properties fo:margin-left="0in" fo:margin-right="0in" fo:text-indent="0in" style:auto-text-indent="false"/>
    </style:style>
    <style:style style:name="P16" style:family="paragraph" style:parent-style-name="Heading_20_3" style:list-style-name="">
      <style:paragraph-properties fo:margin-left="0in" fo:margin-right="0in" fo:text-indent="0in" style:auto-text-indent="false">
        <style:tab-stops/>
      </style:paragraph-properties>
    </style:style>
    <style:style style:name="P17" style:family="paragraph" style:parent-style-name="Heading_20_3" style:list-style-name="">
      <style:paragraph-properties fo:margin-left="0in" fo:margin-right="0in" fo:text-indent="0in" style:auto-text-indent="false"/>
    </style:style>
    <style:style style:name="P18" style:family="paragraph" style:parent-style-name="Heading_20_3" style:list-style-name="">
      <style:paragraph-properties fo:margin-left="0in" fo:margin-right="0in" fo:text-align="center" style:justify-single-word="false" fo:text-indent="0in" style:auto-text-indent="false"/>
    </style:style>
    <style:style style:name="P19" style:family="paragraph" style:parent-style-name="Heading_20_2" style:list-style-name="">
      <style:paragraph-properties fo:margin-left="0in" fo:margin-right="0in" fo:text-indent="0in" style:auto-text-indent="false"/>
    </style:style>
    <style:style style:name="P20" style:family="paragraph" style:parent-style-name="Heading_20_2" style:list-style-name="">
      <style:paragraph-properties fo:margin-left="0in" fo:margin-right="0in" fo:text-indent="0in" style:auto-text-indent="false">
        <style:tab-stops/>
      </style:paragraph-properties>
    </style:style>
    <style:style style:name="P21" style:family="paragraph" style:parent-style-name="Heading_20_2" style:list-style-name="">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22" style:family="paragraph" style:parent-style-name="Heading_20_4" style:list-style-name="">
      <style:paragraph-properties fo:margin-left="0in" fo:margin-right="0in" fo:text-indent="0in" style:auto-text-indent="false"/>
    </style:style>
    <style:style style:name="P23" style:family="paragraph" style:parent-style-name="Heading_20_5" style:list-style-name="">
      <style:paragraph-properties fo:margin-left="0in" fo:margin-right="0in" fo:text-indent="0in" style:auto-text-indent="false">
        <style:tab-stops/>
      </style:paragraph-properties>
    </style:style>
    <style:style style:name="P24" style:family="paragraph" style:parent-style-name="Normal_20__28_Web_29_">
      <style:paragraph-properties fo:margin-left="0in" fo:margin-right="0in" fo:margin-top="0in" fo:margin-bottom="0in" loext:contextual-spacing="false" fo:text-indent="0in" style:auto-text-indent="false"/>
    </style:style>
    <style:style style:name="P25" style:family="paragraph" style:parent-style-name="_2a_H3">
      <style:paragraph-properties fo:margin-left="0in" fo:margin-right="0in" fo:margin-top="0in" fo:margin-bottom="0in" loext:contextual-spacing="false"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font-size-asian="18pt" style:language-asian="en" style:country-asian="US"/>
    </style:style>
    <style:style style:name="T4" style:family="text">
      <style:text-properties style:font-name="Times New Roman" fo:font-size="12pt" fo:language="en" fo:country="US" style:text-underline-style="none" style:font-size-asian="12pt" style:language-asian="en" style:country-asian="US"/>
    </style:style>
    <style:style style:name="T5" style:family="text">
      <style:text-properties style:font-name="Times New Roman" fo:font-size="12pt" fo:language="en" fo:country="US" fo:font-style="normal" style:font-size-asian="12pt" style:language-asian="en" style:country-asian="US" style:font-style-asian="normal"/>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size="10pt" fo:language="en" fo:country="US" style:font-size-asian="10pt" style:language-asian="en" style:country-asian="US"/>
    </style:style>
    <style:style style:name="T8" style:family="text">
      <style:text-properties style:font-name="Times New Roman" fo:font-size="10pt" fo:language="en" fo:country="US" fo:font-weight="bold" style:font-size-asian="10pt" style:language-asian="en" style:country-asian="US" style:font-weight-asian="bold"/>
    </style:style>
    <style:style style:name="T9" style:family="text">
      <style:text-properties style:font-name="Times New Roman" fo:font-size="10pt" fo:language="en" fo:country="US" fo:font-style="italic" style:font-size-asian="10pt" style:language-asian="en" style:country-asian="US" style:font-style-asian="italic"/>
    </style:style>
    <style:style style:name="T10" style:family="text">
      <style:text-properties style:font-name="Times New Roman" fo:font-size="10pt" fo:language="en" fo:country="US" fo:font-style="normal" fo:font-weight="bold" style:font-size-asian="10pt" style:language-asian="en" style:country-asian="US" style:font-style-asian="normal" style:font-weight-asian="bold"/>
    </style:style>
    <style:style style:name="T11" style:family="text">
      <style:text-properties style:font-name="Times New Roman" fo:font-size="10pt" fo:font-weight="bold" style:font-size-asian="10pt" style:font-weight-asian="bold"/>
    </style:style>
    <style:style style:name="T12" style:family="text">
      <style:text-properties style:font-name="Times New Roman" fo:font-size="10pt" fo:font-style="normal" fo:font-weight="bold" style:font-size-asian="10pt" style:font-style-asian="normal" style:font-weight-asian="bold"/>
    </style:style>
    <style:style style:name="T13" style:family="text">
      <style:text-properties style:font-name="Times New Roman" fo:font-size="10pt" style:font-size-asian="10pt"/>
    </style:style>
    <style:style style:name="T1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his material is Open Game Content, and is licensed for public use under the terms of the Open Game License v1.0a.</text:span></text:p>
      <text:p text:style-name="P25"><text:span text:style-name="T3">EQUIPMENT (GENERAL)</text:span></text:p>
      <text:p text:style-name="P2"/>
      <text:h text:style-name="P15" text:outline-level="1"><text:span text:style-name="T4">General Equipment</text:span></text:h>
      <text:p text:style-name="P1"><text:span text:style-name="T7">This section covers the wide variety of general gear available to adventurers of all sorts.</text:span></text:p>
      <text:p text:style-name="P1"><text:span text:style-name="T7">Many of the objects in this section are battery-­operated. Any device that uses batteries comes with them. As a general rule, ignore battery life—assume that heroes (and their antagonists) are smart enough to recharge or replace their batteries between adventures, and that the batteries last as long as needed during adventures. If battery life is important in the game, roll 1d20 every time a battery-operated item is used. On a result of 1, the batteries are dead and the object is useless. New batteries have a purchase DC of 2 and can be changed as a move action.</text:span></text:p>
      <text:p text:style-name="P2"/>
      <text:h text:style-name="P19" text:outline-level="2"><text:span text:style-name="T5">Equipment Tables</text:span></text:h>
      <text:p text:style-name="P1"><text:span text:style-name="T7">Equipment is described by a number of statistics, as shown on Table: General Equipment.</text:span></text:p>
      <text:p text:style-name="P1"><text:span text:style-name="T8">Size:</text:span><text:span text:style-name="T7"> The size category of a piece of equipment helps to determine how easy that object is to conceal, and it also indicates whether using the object requires one hand or two. In general, a character needs only one hand to use any object that is of his or her size category or smaller.</text:span></text:p>
      <text:p text:style-name="P1"><text:span text:style-name="T8">Weight:</text:span><text:span text:style-name="T7"> This column gives the item’s weight.</text:span></text:p>
      <text:p text:style-name="P1"><text:span text:style-name="T8">Purchase DC:</text:span><text:span text:style-name="T7"> This is the purchase DC for a Wealth check to acquire the item. This number reflects the base price and doesn’t include any modifier for purchasing the item on the black market.</text:span></text:p>
      <text:p text:style-name="P1"><text:span text:style-name="T8">Restriction:</text:span><text:span text:style-name="T7"> The restriction rating for the object, if any, and the appropriate black market purchase DC modifier. Remember to apply this modifier to the purchase DC when making a Wealth check to acquire the item on the black market.</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h text:style-name="P16" text:outline-level="3"><text:span text:style-name="T2">Table: General Equipment</text:span></text:h>
          </table:table-cell>
          <table:covered-table-cell/>
          <table:covered-table-cell/>
          <table:covered-table-cell/>
          <table:covered-table-cell/>
        </table:table-row>
        <table:table-row table:style-name="Table1.2">
          <table:table-cell table:style-name="Table1.A2" office:value-type="string">
            <text:p text:style-name="P8"><text:span text:style-name="T11">Object</text:span></text:p>
          </table:table-cell>
          <table:table-cell table:style-name="Table1.A2" office:value-type="string">
            <text:p text:style-name="P11"><text:span text:style-name="T11">Size</text:span></text:p>
          </table:table-cell>
          <table:table-cell table:style-name="Table1.A2" office:value-type="string">
            <text:p text:style-name="P11"><text:span text:style-name="T11">Weight</text:span></text:p>
          </table:table-cell>
          <table:table-cell table:style-name="Table1.A2" office:value-type="string">
            <text:p text:style-name="P11"><text:span text:style-name="T11">Purchase DC</text:span></text:p>
          </table:table-cell>
          <table:table-cell table:style-name="Table1.A2" office:value-type="string">
            <text:p text:style-name="P11"><text:span text:style-name="T11">Restriction</text:span></text:p>
          </table:table-cell>
        </table:table-row>
        <table:table-row table:style-name="Table1.1">
          <table:table-cell table:style-name="Table1.A2" table:number-columns-spanned="5" office:value-type="string">
            <text:h text:style-name="P20" text:outline-level="2"><text:span text:style-name="T12">Bags and Boxes</text:span></text:h>
          </table:table-cell>
          <table:covered-table-cell/>
          <table:covered-table-cell/>
          <table:covered-table-cell/>
          <table:covered-table-cell/>
        </table:table-row>
        <table:table-row table:style-name="Table1.2">
          <table:table-cell table:style-name="Table1.A2" office:value-type="string">
            <text:p text:style-name="P8"><text:span text:style-name="T13">Aluminum travel case </text:span></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style-name="Table1.2">
          <table:table-cell table:style-name="Table1.A2" office:value-type="string">
            <text:p text:style-name="P12"><text:span text:style-name="T13">10 lb. Capacity</text:span></text:p>
          </table:table-cell>
          <table:table-cell table:style-name="Table1.A2" office:value-type="string">
            <text:p text:style-name="P10"><text:span text:style-name="T13">Med</text:span></text:p>
          </table:table-cell>
          <table:table-cell table:style-name="Table1.A2" office:value-type="string">
            <text:p text:style-name="P10"><text:span text:style-name="T13">5 lb.</text:span></text:p>
          </table:table-cell>
          <table:table-cell table:style-name="Table1.A2" office:value-type="string">
            <text:p text:style-name="P10"><text:span text:style-name="T13">10</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40 lb. Capacity</text:span></text:p>
          </table:table-cell>
          <table:table-cell table:style-name="Table1.A2" office:value-type="string">
            <text:p text:style-name="P10"><text:span text:style-name="T13">Large</text:span></text:p>
          </table:table-cell>
          <table:table-cell table:style-name="Table1.A2" office:value-type="string">
            <text:p text:style-name="P10"><text:span text:style-name="T13">10 lb.</text:span></text:p>
          </table:table-cell>
          <table:table-cell table:style-name="Table1.A2" office:value-type="string">
            <text:p text:style-name="P10"><text:span text:style-name="T13">11</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75 lb. capacity</text:span></text:p>
          </table:table-cell>
          <table:table-cell table:style-name="Table1.A2" office:value-type="string">
            <text:p text:style-name="P10"><text:span text:style-name="T13">Large</text:span></text:p>
          </table:table-cell>
          <table:table-cell table:style-name="Table1.A2" office:value-type="string">
            <text:p text:style-name="P10"><text:span text:style-name="T13">15 lb.</text:span></text:p>
          </table:table-cell>
          <table:table-cell table:style-name="Table1.A2" office:value-type="string">
            <text:p text:style-name="P10"><text:span text:style-name="T13">12</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Briefcase</text:span></text:p>
          </table:table-cell>
          <table:table-cell table:style-name="Table1.A2" office:value-type="string">
            <text:p text:style-name="P10"><text:span text:style-name="T13">Med</text:span></text:p>
          </table:table-cell>
          <table:table-cell table:style-name="Table1.A2" office:value-type="string">
            <text:p text:style-name="P10"><text:span text:style-name="T13">2 lb.</text:span></text:p>
          </table:table-cell>
          <table:table-cell table:style-name="Table1.A2" office:value-type="string">
            <text:p text:style-name="P10"><text:span text:style-name="T13">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Contractor’s field bag</text:span></text:p>
          </table:table-cell>
          <table:table-cell table:style-name="Table1.A2" office:value-type="string">
            <text:p text:style-name="P10"><text:span text:style-name="T13">Med</text:span></text:p>
          </table:table-cell>
          <table:table-cell table:style-name="Table1.A2" office:value-type="string">
            <text:p text:style-name="P10"><text:span text:style-name="T13">2 lb.</text:span></text:p>
          </table:table-cell>
          <table:table-cell table:style-name="Table1.A2" office:value-type="string">
            <text:p text:style-name="P10"><text:span text:style-name="T13">6</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Day pack</text:span></text:p>
          </table:table-cell>
          <table:table-cell table:style-name="Table1.A2" office:value-type="string">
            <text:p text:style-name="P10"><text:span text:style-name="T13">Small</text:span></text:p>
          </table:table-cell>
          <table:table-cell table:style-name="Table1.A2" office:value-type="string">
            <text:p text:style-name="P10"><text:span text:style-name="T13">2 lb.</text:span></text:p>
          </table:table-cell>
          <table:table-cell table:style-name="Table1.A2" office:value-type="string">
            <text:p text:style-name="P10"><text:span text:style-name="T13">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Handbag</text:span></text:p>
          </table:table-cell>
          <table:table-cell table:style-name="Table1.A2" office:value-type="string">
            <text:p text:style-name="P10"><text:span text:style-name="T13">Small</text:span></text:p>
          </table:table-cell>
          <table:table-cell table:style-name="Table1.A2" office:value-type="string">
            <text:p text:style-name="P10"><text:span text:style-name="T13">1 lb.</text:span></text:p>
          </table:table-cell>
          <table:table-cell table:style-name="Table1.A2" office:value-type="string">
            <text:p text:style-name="P10"><text:span text:style-name="T13">4</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Range pack</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Standard </text:span></text:p>
          </table:table-cell>
          <table:table-cell table:style-name="Table1.A2" office:value-type="string">
            <text:p text:style-name="P10"><text:span text:style-name="T13">Small</text:span></text:p>
          </table:table-cell>
          <table:table-cell table:style-name="Table1.A2" office:value-type="string">
            <text:p text:style-name="P10"><text:span text:style-name="T13">2 lb.</text:span></text:p>
          </table:table-cell>
          <table:table-cell table:style-name="Table1.A2" office:value-type="string">
            <text:p text:style-name="P10"><text:span text:style-name="T13">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Oversized</text:span></text:p>
          </table:table-cell>
          <table:table-cell table:style-name="Table1.A2" office:value-type="string">
            <text:p text:style-name="P10"><text:span text:style-name="T13">Med</text:span></text:p>
          </table:table-cell>
          <table:table-cell table:style-name="Table1.A2" office:value-type="string">
            <text:p text:style-name="P10"><text:span text:style-name="T13">3 lb.</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Patrol box</text:span></text:p>
          </table:table-cell>
          <table:table-cell table:style-name="Table1.A2" office:value-type="string">
            <text:p text:style-name="P10"><text:span text:style-name="T13">Med</text:span></text:p>
          </table:table-cell>
          <table:table-cell table:style-name="Table1.A2" office:value-type="string">
            <text:p text:style-name="P10"><text:span text:style-name="T13">4 lb.</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3"/>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style-name="Table1.1">
          <table:table-cell table:style-name="Table1.A2" table:number-columns-spanned="5" office:value-type="string">
            <text:h text:style-name="P20" text:outline-level="2"><text:span text:style-name="T12">Clothing</text:span></text:h>
          </table:table-cell>
          <table:covered-table-cell/>
          <table:covered-table-cell/>
          <table:covered-table-cell/>
          <table:covered-table-cell/>
        </table:table-row>
        <table:table-row table:style-name="Table1.2">
          <table:table-cell table:style-name="Table1.A2" office:value-type="string">
            <text:p text:style-name="P8"><text:span text:style-name="T13">Clothing outfit</text:span></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style-name="Table1.2">
          <table:table-cell table:style-name="Table1.A2" office:value-type="string">
            <text:p text:style-name="P12"><text:span text:style-name="T13">Business</text:span></text:p>
          </table:table-cell>
          <table:table-cell table:style-name="Table1.A2" office:value-type="string">
            <text:p text:style-name="P10"><text:span text:style-name="T13">Med</text:span></text:p>
          </table:table-cell>
          <table:table-cell table:style-name="Table1.A2" office:value-type="string">
            <text:p text:style-name="P10"><text:span text:style-name="T13">3 lb.</text:span></text:p>
          </table:table-cell>
          <table:table-cell table:style-name="Table1.A2" office:value-type="string">
            <text:p text:style-name="P10"><text:span text:style-name="T13">12</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Casual</text:span></text:p>
          </table:table-cell>
          <table:table-cell table:style-name="Table1.A2" office:value-type="string">
            <text:p text:style-name="P10"><text:span text:style-name="T13">Med</text:span></text:p>
          </table:table-cell>
          <table:table-cell table:style-name="Table1.A2" office:value-type="string">
            <text:p text:style-name="P10"><text:span text:style-name="T13">2 lb.</text:span></text:p>
          </table:table-cell>
          <table:table-cell table:style-name="Table1.A2" office:value-type="string">
            <text:p text:style-name="P10"><text:span text:style-name="T13">8</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Formal</text:span></text:p>
          </table:table-cell>
          <table:table-cell table:style-name="Table1.A2" office:value-type="string">
            <text:p text:style-name="P10"><text:span text:style-name="T13">Med</text:span></text:p>
          </table:table-cell>
          <table:table-cell table:style-name="Table1.A2" office:value-type="string">
            <text:p text:style-name="P10"><text:span text:style-name="T13">3 lb.</text:span></text:p>
          </table:table-cell>
          <table:table-cell table:style-name="Table1.A2" office:value-type="string">
            <text:p text:style-name="P10"><text:span text:style-name="T13">1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Fatigues</text:span></text:p>
          </table:table-cell>
          <table:table-cell table:style-name="Table1.A2" office:value-type="string">
            <text:p text:style-name="P10"><text:span text:style-name="T13">Med</text:span></text:p>
          </table:table-cell>
          <table:table-cell table:style-name="Table1.A2" office:value-type="string">
            <text:p text:style-name="P10"><text:span text:style-name="T13">3 lb.</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Uniform</text:span></text:p>
          </table:table-cell>
          <table:table-cell table:style-name="Table1.A2" office:value-type="string">
            <text:p text:style-name="P10"><text:span text:style-name="T13">Med</text:span></text:p>
          </table:table-cell>
          <table:table-cell table:style-name="Table1.A2" office:value-type="string">
            <text:p text:style-name="P10"><text:span text:style-name="T13">2 lb.</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Ghillie suit</text:span></text:p>
          </table:table-cell>
          <table:table-cell table:style-name="Table1.A2" office:value-type="string">
            <text:p text:style-name="P10"><text:span text:style-name="T13">Med</text:span></text:p>
          </table:table-cell>
          <table:table-cell table:style-name="Table1.A2" office:value-type="string">
            <text:p text:style-name="P10"><text:span text:style-name="T13">5 lb.</text:span></text:p>
          </table:table-cell>
          <table:table-cell table:style-name="Table1.A2" office:value-type="string">
            <text:p text:style-name="P10"><text:span text:style-name="T13">6</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Outerwear</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Coat</text:span></text:p>
          </table:table-cell>
          <table:table-cell table:style-name="Table1.A2" office:value-type="string">
            <text:p text:style-name="P10"><text:span text:style-name="T13">Med</text:span></text:p>
          </table:table-cell>
          <table:table-cell table:style-name="Table1.A2" office:value-type="string">
            <text:p text:style-name="P10"><text:span text:style-name="T13">2 lb.</text:span></text:p>
          </table:table-cell>
          <table:table-cell table:style-name="Table1.A2" office:value-type="string">
            <text:p text:style-name="P10"><text:span text:style-name="T13">8</text:span></text:p>
          </table:table-cell>
          <table:table-cell table:style-name="Table1.A2" office:value-type="string">
            <text:p text:style-name="P10"><text:span text:style-name="T13">—</text:span></text:p>
          </table:table-cell>
        </table:table-row>
        <text:soft-page-break/>
        <table:table-row table:style-name="Table1.2">
          <table:table-cell table:style-name="Table1.A2" office:value-type="string">
            <text:p text:style-name="P12"><text:span text:style-name="T13">Fatigue jacket</text:span></text:p>
          </table:table-cell>
          <table:table-cell table:style-name="Table1.A2" office:value-type="string">
            <text:p text:style-name="P10"><text:span text:style-name="T13">Med</text:span></text:p>
          </table:table-cell>
          <table:table-cell table:style-name="Table1.A2" office:value-type="string">
            <text:p text:style-name="P10"><text:span text:style-name="T13">2 lb.</text:span></text:p>
          </table:table-cell>
          <table:table-cell table:style-name="Table1.A2" office:value-type="string">
            <text:p text:style-name="P10"><text:span text:style-name="T13">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Overcoat</text:span></text:p>
          </table:table-cell>
          <table:table-cell table:style-name="Table1.A2" office:value-type="string">
            <text:p text:style-name="P10"><text:span text:style-name="T13">Med</text:span></text:p>
          </table:table-cell>
          <table:table-cell table:style-name="Table1.A2" office:value-type="string">
            <text:p text:style-name="P10"><text:span text:style-name="T13">3 lb.</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Parka</text:span></text:p>
          </table:table-cell>
          <table:table-cell table:style-name="Table1.A2" office:value-type="string">
            <text:p text:style-name="P10"><text:span text:style-name="T13">Med</text:span></text:p>
          </table:table-cell>
          <table:table-cell table:style-name="Table1.A2" office:value-type="string">
            <text:p text:style-name="P10"><text:span text:style-name="T13">3 lb.</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Photojournalist’s vest</text:span></text:p>
          </table:table-cell>
          <table:table-cell table:style-name="Table1.A2" office:value-type="string">
            <text:p text:style-name="P10"><text:span text:style-name="T13">Med</text:span></text:p>
          </table:table-cell>
          <table:table-cell table:style-name="Table1.A2" office:value-type="string">
            <text:p text:style-name="P10"><text:span text:style-name="T13">1 lb.</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Windbreaker</text:span></text:p>
          </table:table-cell>
          <table:table-cell table:style-name="Table1.A2" office:value-type="string">
            <text:p text:style-name="P10"><text:span text:style-name="T13">Med</text:span></text:p>
          </table:table-cell>
          <table:table-cell table:style-name="Table1.A2" office:value-type="string">
            <text:p text:style-name="P10"><text:span text:style-name="T13">1 lb.</text:span></text:p>
          </table:table-cell>
          <table:table-cell table:style-name="Table1.A2" office:value-type="string">
            <text:p text:style-name="P10"><text:span text:style-name="T13">6</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Tool belt</text:span></text:p>
          </table:table-cell>
          <table:table-cell table:style-name="Table1.A2" office:value-type="string">
            <text:p text:style-name="P10"><text:span text:style-name="T13">Small</text:span></text:p>
          </table:table-cell>
          <table:table-cell table:style-name="Table1.A2" office:value-type="string">
            <text:p text:style-name="P10"><text:span text:style-name="T13">2 lb.</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3"/>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style-name="Table1.1">
          <table:table-cell table:style-name="Table1.A2" table:number-columns-spanned="5" office:value-type="string">
            <text:h text:style-name="P20" text:outline-level="2"><text:span text:style-name="T12">Computers and Consumer Electronics</text:span></text:h>
          </table:table-cell>
          <table:covered-table-cell/>
          <table:covered-table-cell/>
          <table:covered-table-cell/>
          <table:covered-table-cell/>
        </table:table-row>
        <table:table-row table:style-name="Table1.2">
          <table:table-cell table:style-name="Table1.A2" office:value-type="string">
            <text:p text:style-name="P8"><text:span text:style-name="T13">Camera</text:span></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style-name="Table1.2">
          <table:table-cell table:style-name="Table1.A2" office:value-type="string">
            <text:p text:style-name="P12"><text:span text:style-name="T13">35mm</text:span></text:p>
          </table:table-cell>
          <table:table-cell table:style-name="Table1.A2" office:value-type="string">
            <text:p text:style-name="P10"><text:span text:style-name="T13">Small</text:span></text:p>
          </table:table-cell>
          <table:table-cell table:style-name="Table1.A2" office:value-type="string">
            <text:p text:style-name="P10"><text:span text:style-name="T13">2 lb.</text:span></text:p>
          </table:table-cell>
          <table:table-cell table:style-name="Table1.A2" office:value-type="string">
            <text:p text:style-name="P10"><text:span text:style-name="T13">1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Digital</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14</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Disposable</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4</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Film</text:span></text:p>
          </table:table-cell>
          <table:table-cell table:style-name="Table1.A2" office:value-type="string">
            <text:p text:style-name="P10"><text:span text:style-name="T13">Dim</text:span></text:p>
          </table:table-cell>
          <table:table-cell table:style-name="Table1.A2" office:value-type="string">
            <text:p text:style-name="P10"><text:span text:style-name="T13">—</text:span></text:p>
          </table:table-cell>
          <table:table-cell table:style-name="Table1.A2" office:value-type="string">
            <text:p text:style-name="P10"><text:span text:style-name="T13">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Film developing (roll)</text:span></text:p>
          </table:table-cell>
          <table:table-cell table:style-name="Table1.A2" office:value-type="string">
            <text:p text:style-name="P10"><text:span text:style-name="T13">—</text:span></text:p>
          </table:table-cell>
          <table:table-cell table:style-name="Table1.A2" office:value-type="string">
            <text:p text:style-name="P10"><text:span text:style-name="T13">—</text:span></text:p>
          </table:table-cell>
          <table:table-cell table:style-name="Table1.A2" office:value-type="string">
            <text:p text:style-name="P10"><text:span text:style-name="T13">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Cell phone</text:span></text:p>
          </table:table-cell>
          <table:table-cell table:style-name="Table1.A2" office:value-type="string">
            <text:p text:style-name="P10"><text:span text:style-name="T13">Dim</text:span></text:p>
          </table:table-cell>
          <table:table-cell table:style-name="Table1.A2" office:value-type="string">
            <text:p text:style-name="P10"><text:span text:style-name="T13">—</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Computer</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Desktop</text:span></text:p>
          </table:table-cell>
          <table:table-cell table:style-name="Table1.A2" office:value-type="string">
            <text:p text:style-name="P10"><text:span text:style-name="T13">Large</text:span></text:p>
          </table:table-cell>
          <table:table-cell table:style-name="Table1.A2" office:value-type="string">
            <text:p text:style-name="P10"><text:span text:style-name="T13">10 lb.</text:span></text:p>
          </table:table-cell>
          <table:table-cell table:style-name="Table1.A2" office:value-type="string">
            <text:p text:style-name="P10"><text:span text:style-name="T13">22</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Notebook</text:span></text:p>
          </table:table-cell>
          <table:table-cell table:style-name="Table1.A2" office:value-type="string">
            <text:p text:style-name="P10"><text:span text:style-name="T13">Med</text:span></text:p>
          </table:table-cell>
          <table:table-cell table:style-name="Table1.A2" office:value-type="string">
            <text:p text:style-name="P10"><text:span text:style-name="T13">5 lb.</text:span></text:p>
          </table:table-cell>
          <table:table-cell table:style-name="Table1.A2" office:value-type="string">
            <text:p text:style-name="P10"><text:span text:style-name="T13">2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Upgrade</text:span></text:p>
          </table:table-cell>
          <table:table-cell table:style-name="Table1.A2" office:value-type="string">
            <text:p text:style-name="P10"><text:span text:style-name="T13">—</text:span></text:p>
          </table:table-cell>
          <table:table-cell table:style-name="Table1.A2" office:value-type="string">
            <text:p text:style-name="P10"><text:span text:style-name="T13">—</text:span></text:p>
          </table:table-cell>
          <table:table-cell table:style-name="Table1.A2" office:value-type="string">
            <text:p text:style-name="P10"><text:span text:style-name="T13">See text</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Digital audio recorder</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10</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Modem</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Broadband</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6</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Cellular</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6</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PDA</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16</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Portable satellite phone</text:span></text:p>
          </table:table-cell>
          <table:table-cell table:style-name="Table1.A2" office:value-type="string">
            <text:p text:style-name="P10"><text:span text:style-name="T13">Small</text:span></text:p>
          </table:table-cell>
          <table:table-cell table:style-name="Table1.A2" office:value-type="string">
            <text:p text:style-name="P10"><text:span text:style-name="T13">2 lb.</text:span></text:p>
          </table:table-cell>
          <table:table-cell table:style-name="Table1.A2" office:value-type="string">
            <text:p text:style-name="P10"><text:span text:style-name="T13">1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Portable video camera</text:span></text:p>
          </table:table-cell>
          <table:table-cell table:style-name="Table1.A2" office:value-type="string">
            <text:p text:style-name="P10"><text:span text:style-name="T13">Small</text:span></text:p>
          </table:table-cell>
          <table:table-cell table:style-name="Table1.A2" office:value-type="string">
            <text:p text:style-name="P10"><text:span text:style-name="T13">2 lb.</text:span></text:p>
          </table:table-cell>
          <table:table-cell table:style-name="Table1.A2" office:value-type="string">
            <text:p text:style-name="P10"><text:span text:style-name="T13">16</text:span></text:p>
          </table:table-cell>
          <table:table-cell table:style-name="Table1.A2" office:value-type="string">
            <text:p text:style-name="P10"><text:span text:style-name="T13">—</text:span></text:p>
          </table:table-cell>
        </table:table-row>
        <text:soft-page-break/>
        <table:table-row table:style-name="Table1.2">
          <table:table-cell table:style-name="Table1.A2" office:value-type="string">
            <text:p text:style-name="P1"><text:span text:style-name="T13">Printer</text:span></text:p>
          </table:table-cell>
          <table:table-cell table:style-name="Table1.A2" office:value-type="string">
            <text:p text:style-name="P10"><text:span text:style-name="T13">Med</text:span></text:p>
          </table:table-cell>
          <table:table-cell table:style-name="Table1.A2" office:value-type="string">
            <text:p text:style-name="P10"><text:span text:style-name="T13">3 lb.</text:span></text:p>
          </table:table-cell>
          <table:table-cell table:style-name="Table1.A2" office:value-type="string">
            <text:p text:style-name="P10"><text:span text:style-name="T13">12</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Scanner</text:span></text:p>
          </table:table-cell>
          <table:table-cell table:style-name="Table1.A2" office:value-type="string">
            <text:p text:style-name="P10"><text:span text:style-name="T13">Med</text:span></text:p>
          </table:table-cell>
          <table:table-cell table:style-name="Table1.A2" office:value-type="string">
            <text:p text:style-name="P10"><text:span text:style-name="T13">3 lb.</text:span></text:p>
          </table:table-cell>
          <table:table-cell table:style-name="Table1.A2" office:value-type="string">
            <text:p text:style-name="P10"><text:span text:style-name="T13">12</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Walkie-talkie</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Basic</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Professional</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1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3"/>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style-name="Table1.1">
          <table:table-cell table:style-name="Table1.A2" table:number-columns-spanned="5" office:value-type="string">
            <text:h text:style-name="P20" text:outline-level="2"><text:span text:style-name="T12">Surveillance Gear</text:span></text:h>
          </table:table-cell>
          <table:covered-table-cell/>
          <table:covered-table-cell/>
          <table:covered-table-cell/>
          <table:covered-table-cell/>
        </table:table-row>
        <table:table-row table:style-name="Table1.2">
          <table:table-cell table:style-name="Table1.A2" office:value-type="string">
            <text:p text:style-name="P8"><text:span text:style-name="T13">Black box</text:span></text:p>
          </table:table-cell>
          <table:table-cell table:style-name="Table1.A2" office:value-type="string">
            <text:p text:style-name="P11"><text:span text:style-name="T13">Tiny</text:span></text:p>
          </table:table-cell>
          <table:table-cell table:style-name="Table1.A2" office:value-type="string">
            <text:p text:style-name="P11"><text:span text:style-name="T13">0.5 lb.</text:span></text:p>
          </table:table-cell>
          <table:table-cell table:style-name="Table1.A2" office:value-type="string">
            <text:p text:style-name="P11"><text:span text:style-name="T13">4</text:span></text:p>
          </table:table-cell>
          <table:table-cell table:style-name="Table1.A2" office:value-type="string">
            <text:p text:style-name="P11"><text:span text:style-name="T13">Illegal (+4)</text:span></text:p>
          </table:table-cell>
        </table:table-row>
        <table:table-row table:style-name="Table1.2">
          <table:table-cell table:style-name="Table1.A2" office:value-type="string">
            <text:p text:style-name="P1"><text:span text:style-name="T13">Caller ID defeater</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Cellular interceptor</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2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Lineman’s buttset</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13</text:span></text:p>
          </table:table-cell>
          <table:table-cell table:style-name="Table1.A2" office:value-type="string">
            <text:p text:style-name="P10"><text:span text:style-name="T13">Lic (+1)</text:span></text:p>
          </table:table-cell>
        </table:table-row>
        <table:table-row table:style-name="Table1.2">
          <table:table-cell table:style-name="Table1.A2" office:value-type="string">
            <text:p text:style-name="P1"><text:span text:style-name="T13">Metal detector</text:span></text:p>
          </table:table-cell>
          <table:table-cell table:style-name="Table1.A2" office:value-type="string">
            <text:p text:style-name="P10"><text:span text:style-name="T13">Small</text:span></text:p>
          </table:table-cell>
          <table:table-cell table:style-name="Table1.A2" office:value-type="string">
            <text:p text:style-name="P10"><text:span text:style-name="T13">2 lb.</text:span></text:p>
          </table:table-cell>
          <table:table-cell table:style-name="Table1.A2" office:value-type="string">
            <text:p text:style-name="P10"><text:span text:style-name="T13">11</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Night vision goggles</text:span></text:p>
          </table:table-cell>
          <table:table-cell table:style-name="Table1.A2" office:value-type="string">
            <text:p text:style-name="P10"><text:span text:style-name="T13">Small</text:span></text:p>
          </table:table-cell>
          <table:table-cell table:style-name="Table1.A2" office:value-type="string">
            <text:p text:style-name="P10"><text:span text:style-name="T13">3 lb.</text:span></text:p>
          </table:table-cell>
          <table:table-cell table:style-name="Table1.A2" office:value-type="string">
            <text:p text:style-name="P10"><text:span text:style-name="T13">1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Tap detector</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Telephone tap</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Line tap</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13</text:span></text:p>
          </table:table-cell>
          <table:table-cell table:style-name="Table1.A2" office:value-type="string">
            <text:p text:style-name="P10"><text:span text:style-name="T13">Lic (+1)</text:span></text:p>
          </table:table-cell>
        </table:table-row>
        <table:table-row table:style-name="Table1.2">
          <table:table-cell table:style-name="Table1.A2" office:value-type="string">
            <text:p text:style-name="P12"><text:span text:style-name="T13">Receiver tap</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3</text:span></text:p>
          </table:table-cell>
          <table:table-cell table:style-name="Table1.A2" office:value-type="string">
            <text:p text:style-name="P10"><text:span text:style-name="T13">Res (+2)</text:span></text:p>
          </table:table-cell>
        </table:table-row>
        <table:table-row table:style-name="Table1.2">
          <table:table-cell table:style-name="Table1.A2" office:value-type="string">
            <text:p text:style-name="P12"><text:span text:style-name="T13">Telephone line tracer</text:span></text:p>
          </table:table-cell>
          <table:table-cell table:style-name="Table1.A2" office:value-type="string">
            <text:p text:style-name="P10"><text:span text:style-name="T13">Med</text:span></text:p>
          </table:table-cell>
          <table:table-cell table:style-name="Table1.A2" office:value-type="string">
            <text:p text:style-name="P10"><text:span text:style-name="T13">5 lb.</text:span></text:p>
          </table:table-cell>
          <table:table-cell table:style-name="Table1.A2" office:value-type="string">
            <text:p text:style-name="P10"><text:span text:style-name="T13">2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3"/>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style-name="Table1.1">
          <table:table-cell table:style-name="Table1.A2" table:number-columns-spanned="5" office:value-type="string">
            <text:h text:style-name="P20" text:outline-level="2"><text:span text:style-name="T12">Professional Equipment</text:span></text:h>
          </table:table-cell>
          <table:covered-table-cell/>
          <table:covered-table-cell/>
          <table:covered-table-cell/>
          <table:covered-table-cell/>
        </table:table-row>
        <table:table-row table:style-name="Table1.2">
          <table:table-cell table:style-name="Table1.A2" office:value-type="string">
            <text:p text:style-name="P8"><text:span text:style-name="T13">Bolt cutter</text:span></text:p>
          </table:table-cell>
          <table:table-cell table:style-name="Table1.A2" office:value-type="string">
            <text:p text:style-name="P11"><text:span text:style-name="T13">Med</text:span></text:p>
          </table:table-cell>
          <table:table-cell table:style-name="Table1.A2" office:value-type="string">
            <text:p text:style-name="P11"><text:span text:style-name="T13">5 lb.</text:span></text:p>
          </table:table-cell>
          <table:table-cell table:style-name="Table1.A2" office:value-type="string">
            <text:p text:style-name="P11"><text:span text:style-name="T13">6</text:span></text:p>
          </table:table-cell>
          <table:table-cell table:style-name="Table1.A2" office:value-type="string">
            <text:p text:style-name="P11"><text:span text:style-name="T13">—</text:span></text:p>
          </table:table-cell>
        </table:table-row>
        <table:table-row table:style-name="Table1.2">
          <table:table-cell table:style-name="Table1.A2" office:value-type="string">
            <text:p text:style-name="P1"><text:span text:style-name="T13">Caltrops (25)</text:span></text:p>
          </table:table-cell>
          <table:table-cell table:style-name="Table1.A2" office:value-type="string">
            <text:p text:style-name="P10"><text:span text:style-name="T13">Small</text:span></text:p>
          </table:table-cell>
          <table:table-cell table:style-name="Table1.A2" office:value-type="string">
            <text:p text:style-name="P10"><text:span text:style-name="T13">2 lb.</text:span></text:p>
          </table:table-cell>
          <table:table-cell table:style-name="Table1.A2" office:value-type="string">
            <text:p text:style-name="P10"><text:span text:style-name="T13">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Chemical kit</text:span></text:p>
          </table:table-cell>
          <table:table-cell table:style-name="Table1.A2" office:value-type="string">
            <text:p text:style-name="P10"><text:span text:style-name="T13">Med</text:span></text:p>
          </table:table-cell>
          <table:table-cell table:style-name="Table1.A2" office:value-type="string">
            <text:p text:style-name="P10"><text:span text:style-name="T13">6 lb.</text:span></text:p>
          </table:table-cell>
          <table:table-cell table:style-name="Table1.A2" office:value-type="string">
            <text:p text:style-name="P10"><text:span text:style-name="T13">16</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Demolitions kit</text:span></text:p>
          </table:table-cell>
          <table:table-cell table:style-name="Table1.A2" office:value-type="string">
            <text:p text:style-name="P10"><text:span text:style-name="T13">Med</text:span></text:p>
          </table:table-cell>
          <table:table-cell table:style-name="Table1.A2" office:value-type="string">
            <text:p text:style-name="P10"><text:span text:style-name="T13">5 lb.</text:span></text:p>
          </table:table-cell>
          <table:table-cell table:style-name="Table1.A2" office:value-type="string">
            <text:p text:style-name="P10"><text:span text:style-name="T13">13</text:span></text:p>
          </table:table-cell>
          <table:table-cell table:style-name="Table1.A2" office:value-type="string">
            <text:p text:style-name="P10"><text:span text:style-name="T13">Lic (+1)</text:span></text:p>
          </table:table-cell>
        </table:table-row>
        <table:table-row table:style-name="Table1.2">
          <table:table-cell table:style-name="Table1.A2" office:value-type="string">
            <text:p text:style-name="P1"><text:span text:style-name="T13">Disguise kit</text:span></text:p>
          </table:table-cell>
          <table:table-cell table:style-name="Table1.A2" office:value-type="string">
            <text:p text:style-name="P10"><text:span text:style-name="T13">Med</text:span></text:p>
          </table:table-cell>
          <table:table-cell table:style-name="Table1.A2" office:value-type="string">
            <text:p text:style-name="P10"><text:span text:style-name="T13">5 lb.</text:span></text:p>
          </table:table-cell>
          <table:table-cell table:style-name="Table1.A2" office:value-type="string">
            <text:p text:style-name="P10"><text:span text:style-name="T13">12</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Duct tape</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3</text:span></text:p>
          </table:table-cell>
          <table:table-cell table:style-name="Table1.A2" office:value-type="string">
            <text:p text:style-name="P10"><text:span text:style-name="T13">—</text:span></text:p>
          </table:table-cell>
        </table:table-row>
        <text:soft-page-break/>
        <table:table-row table:style-name="Table1.2">
          <table:table-cell table:style-name="Table1.A2" office:value-type="string">
            <text:p text:style-name="P1"><text:span text:style-name="T13">Electrical tool kit</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Basic</text:span></text:p>
          </table:table-cell>
          <table:table-cell table:style-name="Table1.A2" office:value-type="string">
            <text:p text:style-name="P10"><text:span text:style-name="T13">Large</text:span></text:p>
          </table:table-cell>
          <table:table-cell table:style-name="Table1.A2" office:value-type="string">
            <text:p text:style-name="P10"><text:span text:style-name="T13">12 lb.</text:span></text:p>
          </table:table-cell>
          <table:table-cell table:style-name="Table1.A2" office:value-type="string">
            <text:p text:style-name="P10"><text:span text:style-name="T13">14</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Deluxe</text:span></text:p>
          </table:table-cell>
          <table:table-cell table:style-name="Table1.A2" office:value-type="string">
            <text:p text:style-name="P10"><text:span text:style-name="T13">Huge</text:span></text:p>
          </table:table-cell>
          <table:table-cell table:style-name="Table1.A2" office:value-type="string">
            <text:p text:style-name="P10"><text:span text:style-name="T13">33 lb.</text:span></text:p>
          </table:table-cell>
          <table:table-cell table:style-name="Table1.A2" office:value-type="string">
            <text:p text:style-name="P10"><text:span text:style-name="T13">21</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Evidence kit</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Basic</text:span></text:p>
          </table:table-cell>
          <table:table-cell table:style-name="Table1.A2" office:value-type="string">
            <text:p text:style-name="P10"><text:span text:style-name="T13">Med</text:span></text:p>
          </table:table-cell>
          <table:table-cell table:style-name="Table1.A2" office:value-type="string">
            <text:p text:style-name="P10"><text:span text:style-name="T13">6 lb.</text:span></text:p>
          </table:table-cell>
          <table:table-cell table:style-name="Table1.A2" office:value-type="string">
            <text:p text:style-name="P10"><text:span text:style-name="T13">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Deluxe</text:span></text:p>
          </table:table-cell>
          <table:table-cell table:style-name="Table1.A2" office:value-type="string">
            <text:p text:style-name="P10"><text:span text:style-name="T13">Med</text:span></text:p>
          </table:table-cell>
          <table:table-cell table:style-name="Table1.A2" office:value-type="string">
            <text:p text:style-name="P10"><text:span text:style-name="T13">8 lb.</text:span></text:p>
          </table:table-cell>
          <table:table-cell table:style-name="Table1.A2" office:value-type="string">
            <text:p text:style-name="P10"><text:span text:style-name="T13">1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Fake ID</text:span></text:p>
          </table:table-cell>
          <table:table-cell table:style-name="Table1.A2" office:value-type="string">
            <text:p text:style-name="P10"><text:span text:style-name="T13">Fine</text:span></text:p>
          </table:table-cell>
          <table:table-cell table:style-name="Table1.A2" office:value-type="string">
            <text:p text:style-name="P10"><text:span text:style-name="T13">—</text:span></text:p>
          </table:table-cell>
          <table:table-cell table:style-name="Table1.A2" office:value-type="string">
            <text:p text:style-name="P10"><text:span text:style-name="T13">See text</text:span></text:p>
          </table:table-cell>
          <table:table-cell table:style-name="Table1.A2" office:value-type="string">
            <text:p text:style-name="P10"><text:span text:style-name="T13">Illegal (+4)</text:span></text:p>
          </table:table-cell>
        </table:table-row>
        <table:table-row table:style-name="Table1.2">
          <table:table-cell table:style-name="Table1.A2" office:value-type="string">
            <text:p text:style-name="P1"><text:span text:style-name="T13">First aid kit</text:span></text:p>
          </table:table-cell>
          <table:table-cell table:style-name="Table1.A2" office:value-type="string">
            <text:p text:style-name="P10"><text:span text:style-name="T13">Small</text:span></text:p>
          </table:table-cell>
          <table:table-cell table:style-name="Table1.A2" office:value-type="string">
            <text:p text:style-name="P10"><text:span text:style-name="T13">3 lb.</text:span></text:p>
          </table:table-cell>
          <table:table-cell table:style-name="Table1.A2" office:value-type="string">
            <text:p text:style-name="P10"><text:span text:style-name="T13">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Forgery kit</text:span></text:p>
          </table:table-cell>
          <table:table-cell table:style-name="Table1.A2" office:value-type="string">
            <text:p text:style-name="P10"><text:span text:style-name="T13">Small</text:span></text:p>
          </table:table-cell>
          <table:table-cell table:style-name="Table1.A2" office:value-type="string">
            <text:p text:style-name="P10"><text:span text:style-name="T13">3 lb.</text:span></text:p>
          </table:table-cell>
          <table:table-cell table:style-name="Table1.A2" office:value-type="string">
            <text:p text:style-name="P10"><text:span text:style-name="T13">12</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Handcuffs</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Steel</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Zip-tie (25)</text:span></text:p>
          </table:table-cell>
          <table:table-cell table:style-name="Table1.A2" office:value-type="string">
            <text:p text:style-name="P10"><text:span text:style-name="T13">Dim</text:span></text:p>
          </table:table-cell>
          <table:table-cell table:style-name="Table1.A2" office:value-type="string">
            <text:p text:style-name="P10"><text:span text:style-name="T13">0.5 lb.</text:span></text:p>
          </table:table-cell>
          <table:table-cell table:style-name="Table1.A2" office:value-type="string">
            <text:p text:style-name="P10"><text:span text:style-name="T13">6</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Instrument, keyboard</text:span></text:p>
          </table:table-cell>
          <table:table-cell table:style-name="Table1.A2" office:value-type="string">
            <text:p text:style-name="P10"><text:span text:style-name="T13">Large</text:span></text:p>
          </table:table-cell>
          <table:table-cell table:style-name="Table1.A2" office:value-type="string">
            <text:p text:style-name="P10"><text:span text:style-name="T13">12 lb.</text:span></text:p>
          </table:table-cell>
          <table:table-cell table:style-name="Table1.A2" office:value-type="string">
            <text:p text:style-name="P10"><text:span text:style-name="T13">12</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Instrument, percussion</text:span></text:p>
          </table:table-cell>
          <table:table-cell table:style-name="Table1.A2" office:value-type="string">
            <text:p text:style-name="P10"><text:span text:style-name="T13">Huge</text:span></text:p>
          </table:table-cell>
          <table:table-cell table:style-name="Table1.A2" office:value-type="string">
            <text:p text:style-name="P10"><text:span text:style-name="T13">50 lb.</text:span></text:p>
          </table:table-cell>
          <table:table-cell table:style-name="Table1.A2" office:value-type="string">
            <text:p text:style-name="P10"><text:span text:style-name="T13">14</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Instrument, stringed</text:span></text:p>
          </table:table-cell>
          <table:table-cell table:style-name="Table1.A2" office:value-type="string">
            <text:p text:style-name="P10"><text:span text:style-name="T13">Large</text:span></text:p>
          </table:table-cell>
          <table:table-cell table:style-name="Table1.A2" office:value-type="string">
            <text:p text:style-name="P10"><text:span text:style-name="T13">7 lb.</text:span></text:p>
          </table:table-cell>
          <table:table-cell table:style-name="Table1.A2" office:value-type="string">
            <text:p text:style-name="P10"><text:span text:style-name="T13">1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Instrument, wind</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8</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Lockpicks</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Car opening kit</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6</text:span></text:p>
          </table:table-cell>
          <table:table-cell table:style-name="Table1.A2" office:value-type="string">
            <text:p text:style-name="P10"><text:span text:style-name="T13">Lic (+1)</text:span></text:p>
          </table:table-cell>
        </table:table-row>
        <table:table-row table:style-name="Table1.2">
          <table:table-cell table:style-name="Table1.A2" office:value-type="string">
            <text:p text:style-name="P12"><text:span text:style-name="T13">Lockpick set</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9</text:span></text:p>
          </table:table-cell>
          <table:table-cell table:style-name="Table1.A2" office:value-type="string">
            <text:p text:style-name="P10"><text:span text:style-name="T13">Lic (+1)</text:span></text:p>
          </table:table-cell>
        </table:table-row>
        <table:table-row table:style-name="Table1.2">
          <table:table-cell table:style-name="Table1.A2" office:value-type="string">
            <text:p text:style-name="P12"><text:span text:style-name="T13">Lock release gun</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12</text:span></text:p>
          </table:table-cell>
          <table:table-cell table:style-name="Table1.A2" office:value-type="string">
            <text:p text:style-name="P10"><text:span text:style-name="T13">Res (+2)</text:span></text:p>
          </table:table-cell>
        </table:table-row>
        <table:table-row table:style-name="Table1.2">
          <table:table-cell table:style-name="Table1.A2" office:value-type="string">
            <text:p text:style-name="P1"><text:span text:style-name="T13">Mechanical tool kit</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Basic</text:span></text:p>
          </table:table-cell>
          <table:table-cell table:style-name="Table1.A2" office:value-type="string">
            <text:p text:style-name="P10"><text:span text:style-name="T13">Large</text:span></text:p>
          </table:table-cell>
          <table:table-cell table:style-name="Table1.A2" office:value-type="string">
            <text:p text:style-name="P10"><text:span text:style-name="T13">22 lb.</text:span></text:p>
          </table:table-cell>
          <table:table-cell table:style-name="Table1.A2" office:value-type="string">
            <text:p text:style-name="P10"><text:span text:style-name="T13">1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Deluxe </text:span></text:p>
          </table:table-cell>
          <table:table-cell table:style-name="Table1.A2" office:value-type="string">
            <text:p text:style-name="P10"><text:span text:style-name="T13">Huge</text:span></text:p>
          </table:table-cell>
          <table:table-cell table:style-name="Table1.A2" office:value-type="string">
            <text:p text:style-name="P10"><text:span text:style-name="T13">45 lb.</text:span></text:p>
          </table:table-cell>
          <table:table-cell table:style-name="Table1.A2" office:value-type="string">
            <text:p text:style-name="P10"><text:span text:style-name="T13">20</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Medical kit</text:span></text:p>
          </table:table-cell>
          <table:table-cell table:style-name="Table1.A2" office:value-type="string">
            <text:p text:style-name="P10"><text:span text:style-name="T13">Med</text:span></text:p>
          </table:table-cell>
          <table:table-cell table:style-name="Table1.A2" office:value-type="string">
            <text:p text:style-name="P10"><text:span text:style-name="T13">5 lb.</text:span></text:p>
          </table:table-cell>
          <table:table-cell table:style-name="Table1.A2" office:value-type="string">
            <text:p text:style-name="P10"><text:span text:style-name="T13">1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Multipurpose tool</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Pharmacist kit</text:span></text:p>
          </table:table-cell>
          <table:table-cell table:style-name="Table1.A2" office:value-type="string">
            <text:p text:style-name="P10"><text:span text:style-name="T13">Med</text:span></text:p>
          </table:table-cell>
          <table:table-cell table:style-name="Table1.A2" office:value-type="string">
            <text:p text:style-name="P10"><text:span text:style-name="T13">6 lb.</text:span></text:p>
          </table:table-cell>
          <table:table-cell table:style-name="Table1.A2" office:value-type="string">
            <text:p text:style-name="P10"><text:span text:style-name="T13">17</text:span></text:p>
          </table:table-cell>
          <table:table-cell table:style-name="Table1.A2" office:value-type="string">
            <text:p text:style-name="P10"><text:span text:style-name="T13">Res (+2)</text:span></text:p>
          </table:table-cell>
        </table:table-row>
        <text:soft-page-break/>
        <table:table-row table:style-name="Table1.2">
          <table:table-cell table:style-name="Table1.A2" office:value-type="string">
            <text:p text:style-name="P1"><text:span text:style-name="T13">Search-and-rescue kit</text:span></text:p>
          </table:table-cell>
          <table:table-cell table:style-name="Table1.A2" office:value-type="string">
            <text:p text:style-name="P10"><text:span text:style-name="T13">Med</text:span></text:p>
          </table:table-cell>
          <table:table-cell table:style-name="Table1.A2" office:value-type="string">
            <text:p text:style-name="P10"><text:span text:style-name="T13">7 lb.</text:span></text:p>
          </table:table-cell>
          <table:table-cell table:style-name="Table1.A2" office:value-type="string">
            <text:p text:style-name="P10"><text:span text:style-name="T13">12</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Spike strip</text:span></text:p>
          </table:table-cell>
          <table:table-cell table:style-name="Table1.A2" office:value-type="string">
            <text:p text:style-name="P10"><text:span text:style-name="T13">Huge</text:span></text:p>
          </table:table-cell>
          <table:table-cell table:style-name="Table1.A2" office:value-type="string">
            <text:p text:style-name="P10"><text:span text:style-name="T13">22 lb.</text:span></text:p>
          </table:table-cell>
          <table:table-cell table:style-name="Table1.A2" office:value-type="string">
            <text:p text:style-name="P10"><text:span text:style-name="T13">1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Surgery kit</text:span></text:p>
          </table:table-cell>
          <table:table-cell table:style-name="Table1.A2" office:value-type="string">
            <text:p text:style-name="P10"><text:span text:style-name="T13">Med</text:span></text:p>
          </table:table-cell>
          <table:table-cell table:style-name="Table1.A2" office:value-type="string">
            <text:p text:style-name="P10"><text:span text:style-name="T13">5 lb.</text:span></text:p>
          </table:table-cell>
          <table:table-cell table:style-name="Table1.A2" office:value-type="string">
            <text:p text:style-name="P10"><text:span text:style-name="T13">16</text:span></text:p>
          </table:table-cell>
          <table:table-cell table:style-name="Table1.A2" office:value-type="string">
            <text:p text:style-name="P10"><text:span text:style-name="T13">Lic (+1)</text:span></text:p>
          </table:table-cell>
        </table:table-row>
        <table:table-row table:style-name="Table1.2">
          <table:table-cell table:style-name="Table1.A2" office:value-type="string">
            <text:p text:style-name="P3"/>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style-name="Table1.1">
          <table:table-cell table:style-name="Table1.A2" table:number-columns-spanned="5" office:value-type="string">
            <text:h text:style-name="P20" text:outline-level="2"><text:span text:style-name="T12">Survival Gear</text:span></text:h>
          </table:table-cell>
          <table:covered-table-cell/>
          <table:covered-table-cell/>
          <table:covered-table-cell/>
          <table:covered-table-cell/>
        </table:table-row>
        <table:table-row table:style-name="Table1.2">
          <table:table-cell table:style-name="Table1.A2" office:value-type="string">
            <text:p text:style-name="P8"><text:span text:style-name="T13">Backpack</text:span></text:p>
          </table:table-cell>
          <table:table-cell table:style-name="Table1.A2" office:value-type="string">
            <text:p text:style-name="P11"><text:span text:style-name="T13">Med</text:span></text:p>
          </table:table-cell>
          <table:table-cell table:style-name="Table1.A2" office:value-type="string">
            <text:p text:style-name="P11"><text:span text:style-name="T13">3 lb.</text:span></text:p>
          </table:table-cell>
          <table:table-cell table:style-name="Table1.A2" office:value-type="string">
            <text:p text:style-name="P11"><text:span text:style-name="T13">10</text:span></text:p>
          </table:table-cell>
          <table:table-cell table:style-name="Table1.A2" office:value-type="string">
            <text:p text:style-name="P11"><text:span text:style-name="T13">—</text:span></text:p>
          </table:table-cell>
        </table:table-row>
        <table:table-row table:style-name="Table1.2">
          <table:table-cell table:style-name="Table1.A2" office:value-type="string">
            <text:p text:style-name="P1"><text:span text:style-name="T13">Binoculars</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Standard</text:span></text:p>
          </table:table-cell>
          <table:table-cell table:style-name="Table1.A2" office:value-type="string">
            <text:p text:style-name="P10"><text:span text:style-name="T13">Small</text:span></text:p>
          </table:table-cell>
          <table:table-cell table:style-name="Table1.A2" office:value-type="string">
            <text:p text:style-name="P10"><text:span text:style-name="T13">2 lb.</text:span></text:p>
          </table:table-cell>
          <table:table-cell table:style-name="Table1.A2" office:value-type="string">
            <text:p text:style-name="P10"><text:span text:style-name="T13">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Rangefinding</text:span></text:p>
          </table:table-cell>
          <table:table-cell table:style-name="Table1.A2" office:value-type="string">
            <text:p text:style-name="P10"><text:span text:style-name="T13">Small</text:span></text:p>
          </table:table-cell>
          <table:table-cell table:style-name="Table1.A2" office:value-type="string">
            <text:p text:style-name="P10"><text:span text:style-name="T13">3 lb.</text:span></text:p>
          </table:table-cell>
          <table:table-cell table:style-name="Table1.A2" office:value-type="string">
            <text:p text:style-name="P10"><text:span text:style-name="T13">1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Electro-optical</text:span></text:p>
          </table:table-cell>
          <table:table-cell table:style-name="Table1.A2" office:value-type="string">
            <text:p text:style-name="P10"><text:span text:style-name="T13">Small</text:span></text:p>
          </table:table-cell>
          <table:table-cell table:style-name="Table1.A2" office:value-type="string">
            <text:p text:style-name="P10"><text:span text:style-name="T13">4 lb.</text:span></text:p>
          </table:table-cell>
          <table:table-cell table:style-name="Table1.A2" office:value-type="string">
            <text:p text:style-name="P10"><text:span text:style-name="T13">16</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Chemical light sticks (5)</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2</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Climbing gear</text:span></text:p>
          </table:table-cell>
          <table:table-cell table:style-name="Table1.A2" office:value-type="string">
            <text:p text:style-name="P10"><text:span text:style-name="T13">Large</text:span></text:p>
          </table:table-cell>
          <table:table-cell table:style-name="Table1.A2" office:value-type="string">
            <text:p text:style-name="P10"><text:span text:style-name="T13">10 lb.</text:span></text:p>
          </table:table-cell>
          <table:table-cell table:style-name="Table1.A2" office:value-type="string">
            <text:p text:style-name="P10"><text:span text:style-name="T13">11</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Compass</text:span></text:p>
          </table:table-cell>
          <table:table-cell table:style-name="Table1.A2" office:value-type="string">
            <text:p text:style-name="P10"><text:span text:style-name="T13">Dim</text:span></text:p>
          </table:table-cell>
          <table:table-cell table:style-name="Table1.A2" office:value-type="string">
            <text:p text:style-name="P10"><text:span text:style-name="T13">0.5 lb.</text:span></text:p>
          </table:table-cell>
          <table:table-cell table:style-name="Table1.A2" office:value-type="string">
            <text:p text:style-name="P10"><text:span text:style-name="T13">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Fire extinguisher</text:span></text:p>
          </table:table-cell>
          <table:table-cell table:style-name="Table1.A2" office:value-type="string">
            <text:p text:style-name="P10"><text:span text:style-name="T13">Med</text:span></text:p>
          </table:table-cell>
          <table:table-cell table:style-name="Table1.A2" office:value-type="string">
            <text:p text:style-name="P10"><text:span text:style-name="T13">3 lb.</text:span></text:p>
          </table:table-cell>
          <table:table-cell table:style-name="Table1.A2" office:value-type="string">
            <text:p text:style-name="P10"><text:span text:style-name="T13">8</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Flash goggles</text:span></text:p>
          </table:table-cell>
          <table:table-cell table:style-name="Table1.A2" office:value-type="string">
            <text:p text:style-name="P10"><text:span text:style-name="T13">Tiny</text:span></text:p>
          </table:table-cell>
          <table:table-cell table:style-name="Table1.A2" office:value-type="string">
            <text:p text:style-name="P10"><text:span text:style-name="T13">2 lb.</text:span></text:p>
          </table:table-cell>
          <table:table-cell table:style-name="Table1.A2" office:value-type="string">
            <text:p text:style-name="P10"><text:span text:style-name="T13">1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Flashlight</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Penlight</text:span></text:p>
          </table:table-cell>
          <table:table-cell table:style-name="Table1.A2" office:value-type="string">
            <text:p text:style-name="P10"><text:span text:style-name="T13">Dim</text:span></text:p>
          </table:table-cell>
          <table:table-cell table:style-name="Table1.A2" office:value-type="string">
            <text:p text:style-name="P10"><text:span text:style-name="T13">0.5 lb.</text:span></text:p>
          </table:table-cell>
          <table:table-cell table:style-name="Table1.A2" office:value-type="string">
            <text:p text:style-name="P10"><text:span text:style-name="T13">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Standard</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4</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Battery flood</text:span></text:p>
          </table:table-cell>
          <table:table-cell table:style-name="Table1.A2" office:value-type="string">
            <text:p text:style-name="P10"><text:span text:style-name="T13">Small</text:span></text:p>
          </table:table-cell>
          <table:table-cell table:style-name="Table1.A2" office:value-type="string">
            <text:p text:style-name="P10"><text:span text:style-name="T13">2 lb.</text:span></text:p>
          </table:table-cell>
          <table:table-cell table:style-name="Table1.A2" office:value-type="string">
            <text:p text:style-name="P10"><text:span text:style-name="T13">6</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Gas mask</text:span></text:p>
          </table:table-cell>
          <table:table-cell table:style-name="Table1.A2" office:value-type="string">
            <text:p text:style-name="P10"><text:span text:style-name="T13">Small</text:span></text:p>
          </table:table-cell>
          <table:table-cell table:style-name="Table1.A2" office:value-type="string">
            <text:p text:style-name="P10"><text:span text:style-name="T13">5 lb.</text:span></text:p>
          </table:table-cell>
          <table:table-cell table:style-name="Table1.A2" office:value-type="string">
            <text:p text:style-name="P10"><text:span text:style-name="T13">1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GPS receiver</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1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Map</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Road atlas</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4</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Tactical map</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Mesh vest</text:span></text:p>
          </table:table-cell>
          <table:table-cell table:style-name="Table1.A2" office:value-type="string">
            <text:p text:style-name="P10"><text:span text:style-name="T13">Med</text:span></text:p>
          </table:table-cell>
          <table:table-cell table:style-name="Table1.A2" office:value-type="string">
            <text:p text:style-name="P10"><text:span text:style-name="T13">7 lb.</text:span></text:p>
          </table:table-cell>
          <table:table-cell table:style-name="Table1.A2" office:value-type="string">
            <text:p text:style-name="P10"><text:span text:style-name="T13">8</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Portable stove</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ext:soft-page-break/>
        <table:table-row table:style-name="Table1.2">
          <table:table-cell table:style-name="Table1.A2" office:value-type="string">
            <text:p text:style-name="P1"><text:span text:style-name="T13">Rope (150 ft.)</text:span></text:p>
          </table:table-cell>
          <table:table-cell table:style-name="Table1.A2" office:value-type="string">
            <text:p text:style-name="P10"><text:span text:style-name="T13">Large</text:span></text:p>
          </table:table-cell>
          <table:table-cell table:style-name="Table1.A2" office:value-type="string">
            <text:p text:style-name="P10"><text:span text:style-name="T13">12 lb.</text:span></text:p>
          </table:table-cell>
          <table:table-cell table:style-name="Table1.A2" office:value-type="string">
            <text:p text:style-name="P10"><text:span text:style-name="T13">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Sleeping bag</text:span></text:p>
          </table:table-cell>
          <table:table-cell table:style-name="Table1.A2" office:value-type="string">
            <text:p text:style-name="P10"><text:span text:style-name="T13">Med</text:span></text:p>
          </table:table-cell>
          <table:table-cell table:style-name="Table1.A2" office:value-type="string">
            <text:p text:style-name="P10"><text:span text:style-name="T13">4 lb.</text:span></text:p>
          </table:table-cell>
          <table:table-cell table:style-name="Table1.A2" office:value-type="string">
            <text:p text:style-name="P10"><text:span text:style-name="T13">9</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Tent</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2-person dome</text:span></text:p>
          </table:table-cell>
          <table:table-cell table:style-name="Table1.A2" office:value-type="string">
            <text:p text:style-name="P10"><text:span text:style-name="T13">Med</text:span></text:p>
          </table:table-cell>
          <table:table-cell table:style-name="Table1.A2" office:value-type="string">
            <text:p text:style-name="P10"><text:span text:style-name="T13">4 lb.</text:span></text:p>
          </table:table-cell>
          <table:table-cell table:style-name="Table1.A2" office:value-type="string">
            <text:p text:style-name="P10"><text:span text:style-name="T13">11</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4-person dome</text:span></text:p>
          </table:table-cell>
          <table:table-cell table:style-name="Table1.A2" office:value-type="string">
            <text:p text:style-name="P10"><text:span text:style-name="T13">Med</text:span></text:p>
          </table:table-cell>
          <table:table-cell table:style-name="Table1.A2" office:value-type="string">
            <text:p text:style-name="P10"><text:span text:style-name="T13">7 lb.</text:span></text:p>
          </table:table-cell>
          <table:table-cell table:style-name="Table1.A2" office:value-type="string">
            <text:p text:style-name="P10"><text:span text:style-name="T13">12</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8-person dome</text:span></text:p>
          </table:table-cell>
          <table:table-cell table:style-name="Table1.A2" office:value-type="string">
            <text:p text:style-name="P10"><text:span text:style-name="T13">Large</text:span></text:p>
          </table:table-cell>
          <table:table-cell table:style-name="Table1.A2" office:value-type="string">
            <text:p text:style-name="P10"><text:span text:style-name="T13">10 lb.</text:span></text:p>
          </table:table-cell>
          <table:table-cell table:style-name="Table1.A2" office:value-type="string">
            <text:p text:style-name="P10"><text:span text:style-name="T13">1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Trail rations (12)</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3"/>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style-name="Table1.1">
          <table:table-cell table:style-name="Table1.A2" table:number-columns-spanned="5" office:value-type="string">
            <text:h text:style-name="P20" text:outline-level="2"><text:span text:style-name="T12">Weapon Accessories</text:span></text:h>
          </table:table-cell>
          <table:covered-table-cell/>
          <table:covered-table-cell/>
          <table:covered-table-cell/>
          <table:covered-table-cell/>
        </table:table-row>
        <table:table-row table:style-name="Table1.2">
          <table:table-cell table:style-name="Table1.A2" office:value-type="string">
            <text:p text:style-name="P8"><text:span text:style-name="T13">Box magazine</text:span></text:p>
          </table:table-cell>
          <table:table-cell table:style-name="Table1.A2" office:value-type="string">
            <text:p text:style-name="P11"><text:span text:style-name="T13">Tiny</text:span></text:p>
          </table:table-cell>
          <table:table-cell table:style-name="Table1.A2" office:value-type="string">
            <text:p text:style-name="P11"><text:span text:style-name="T13">0.5 lb.</text:span></text:p>
          </table:table-cell>
          <table:table-cell table:style-name="Table1.A2" office:value-type="string">
            <text:p text:style-name="P11"><text:span text:style-name="T13">4</text:span></text:p>
          </table:table-cell>
          <table:table-cell table:style-name="Table1.A2" office:value-type="string">
            <text:p text:style-name="P11"><text:span text:style-name="T13">—</text:span></text:p>
          </table:table-cell>
        </table:table-row>
        <table:table-row table:style-name="Table1.2">
          <table:table-cell table:style-name="Table1.A2" office:value-type="string">
            <text:p text:style-name="P1"><text:span text:style-name="T13">Detonator</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Blasting cap</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4</text:span></text:p>
          </table:table-cell>
          <table:table-cell table:style-name="Table1.A2" office:value-type="string">
            <text:p text:style-name="P10"><text:span text:style-name="T13">Lic (+1)</text:span></text:p>
          </table:table-cell>
        </table:table-row>
        <table:table-row table:style-name="Table1.2">
          <table:table-cell table:style-name="Table1.A2" office:value-type="string">
            <text:p text:style-name="P12"><text:span text:style-name="T13">Radio controlled</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10</text:span></text:p>
          </table:table-cell>
          <table:table-cell table:style-name="Table1.A2" office:value-type="string">
            <text:p text:style-name="P10"><text:span text:style-name="T13">Lic (+1)</text:span></text:p>
          </table:table-cell>
        </table:table-row>
        <table:table-row table:style-name="Table1.2">
          <table:table-cell table:style-name="Table1.A2" office:value-type="string">
            <text:p text:style-name="P12"><text:span text:style-name="T13">Timed</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7</text:span></text:p>
          </table:table-cell>
          <table:table-cell table:style-name="Table1.A2" office:value-type="string">
            <text:p text:style-name="P10"><text:span text:style-name="T13">Lic (+1)</text:span></text:p>
          </table:table-cell>
        </table:table-row>
        <table:table-row table:style-name="Table1.2">
          <table:table-cell table:style-name="Table1.A2" office:value-type="string">
            <text:p text:style-name="P12"><text:span text:style-name="T13">Wired</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6</text:span></text:p>
          </table:table-cell>
          <table:table-cell table:style-name="Table1.A2" office:value-type="string">
            <text:p text:style-name="P10"><text:span text:style-name="T13">Lic (+1)</text:span></text:p>
          </table:table-cell>
        </table:table-row>
        <table:table-row table:style-name="Table1.2">
          <table:table-cell table:style-name="Table1.A2" office:value-type="string">
            <text:p text:style-name="P1"><text:span text:style-name="T13">Holster</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Hip</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Concealed carry</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Illuminator</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7</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Laser sight</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15</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Scope</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Standard</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11</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2"><text:span text:style-name="T13">Electro-optical</text:span></text:p>
          </table:table-cell>
          <table:table-cell table:style-name="Table1.A2" office:value-type="string">
            <text:p text:style-name="P10"><text:span text:style-name="T13">Small</text:span></text:p>
          </table:table-cell>
          <table:table-cell table:style-name="Table1.A2" office:value-type="string">
            <text:p text:style-name="P10"><text:span text:style-name="T13">3 lb.</text:span></text:p>
          </table:table-cell>
          <table:table-cell table:style-name="Table1.A2" office:value-type="string">
            <text:p text:style-name="P10"><text:span text:style-name="T13">18</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Speed loader</text:span></text:p>
          </table:table-cell>
          <table:table-cell table:style-name="Table1.A2" office:value-type="string">
            <text:p text:style-name="P10"><text:span text:style-name="T13">Tiny</text:span></text:p>
          </table:table-cell>
          <table:table-cell table:style-name="Table1.A2" office:value-type="string">
            <text:p text:style-name="P10"><text:span text:style-name="T13">0.5 lb.</text:span></text:p>
          </table:table-cell>
          <table:table-cell table:style-name="Table1.A2" office:value-type="string">
            <text:p text:style-name="P10"><text:span text:style-name="T13">3</text:span></text:p>
          </table:table-cell>
          <table:table-cell table:style-name="Table1.A2" office:value-type="string">
            <text:p text:style-name="P10"><text:span text:style-name="T13">—</text:span></text:p>
          </table:table-cell>
        </table:table-row>
        <table:table-row table:style-name="Table1.2">
          <table:table-cell table:style-name="Table1.A2" office:value-type="string">
            <text:p text:style-name="P1"><text:span text:style-name="T13">Suppressor</text:spa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2">
          <table:table-cell table:style-name="Table1.A2" office:value-type="string">
            <text:p text:style-name="P12"><text:span text:style-name="T13">Pistol</text:span></text:p>
          </table:table-cell>
          <table:table-cell table:style-name="Table1.A2" office:value-type="string">
            <text:p text:style-name="P10"><text:span text:style-name="T13">Tiny</text:span></text:p>
          </table:table-cell>
          <table:table-cell table:style-name="Table1.A2" office:value-type="string">
            <text:p text:style-name="P10"><text:span text:style-name="T13">1 lb.</text:span></text:p>
          </table:table-cell>
          <table:table-cell table:style-name="Table1.A2" office:value-type="string">
            <text:p text:style-name="P10"><text:span text:style-name="T13">12</text:span></text:p>
          </table:table-cell>
          <table:table-cell table:style-name="Table1.A2" office:value-type="string">
            <text:p text:style-name="P10"><text:span text:style-name="T13">Mil (+3)</text:span></text:p>
          </table:table-cell>
        </table:table-row>
        <text:soft-page-break/>
        <table:table-row table:style-name="Table1.2">
          <table:table-cell table:style-name="Table1.A157" office:value-type="string">
            <text:p text:style-name="P13"><text:span text:style-name="T13">Rifle</text:span></text:p>
          </table:table-cell>
          <table:table-cell table:style-name="Table1.A157" office:value-type="string">
            <text:p text:style-name="P11"><text:span text:style-name="T13">Small</text:span></text:p>
          </table:table-cell>
          <table:table-cell table:style-name="Table1.A157" office:value-type="string">
            <text:p text:style-name="P11"><text:span text:style-name="T13">4 lb.</text:span></text:p>
          </table:table-cell>
          <table:table-cell table:style-name="Table1.A157" office:value-type="string">
            <text:p text:style-name="P11"><text:span text:style-name="T13">14</text:span></text:p>
          </table:table-cell>
          <table:table-cell table:style-name="Table1.A157" office:value-type="string">
            <text:p text:style-name="P11"><text:span text:style-name="T13">Mil (+3)</text:span></text:p>
          </table:table-cell>
        </table:table-row>
      </table:table>
      <text:p text:style-name="P2"/>
      <text:h text:style-name="P19" text:outline-level="2"><text:span text:style-name="T5">Bags and Boxes</text:span></text:h>
      <text:p text:style-name="P1"><text:span text:style-name="T7">With the wide variety of equipment available to modern adventurers, it’s often critical to have something to store the equipment in or carry it around in.</text:span></text:p>
      <text:h text:style-name="P17" text:outline-level="3"><text:span text:style-name="T8">Aluminum Travel Case</text:span></text:h>
      <text:p text:style-name="P1"><text:span text:style-name="T7">A travel case is a reinforced metal box with foam inserts. Wing-style clamps keep it from opening accidentally.</text:span></text:p>
      <text:h text:style-name="P17" text:outline-level="3"><text:span text:style-name="T8">Briefcase</text:span></text:h>
      <text:p text:style-name="P1"><text:span text:style-name="T7">A briefcase can carry up to 5 pounds worth of gear. A briefcase can be locked, but its cheap lock is not very secure (Disable Device DC 20; break DC 10).</text:span></text:p>
      <text:h text:style-name="P17" text:outline-level="3"><text:span text:style-name="T8">Contractor’s Field Bag</text:span></text:h>
      <text:p text:style-name="P1"><text:span text:style-name="T7">A combination tool bag and notebook computer case, this has pockets for tools, pens, notepads, and cell phones. It even has a clear plastic flap for maps or plans. Made of durable fabric, it holds 10 pounds worth of equipment and comes with a shoulder strap.</text:span></text:p>
      <text:h text:style-name="P17" text:outline-level="3"><text:span text:style-name="T8">Day Pack</text:span></text:h>
      <text:p text:style-name="P1"><text:span text:style-name="T7">This is a small backpack, the sort often used by students to carry their books around, or by outdoor enthusiasts on short hikes. It holds 8 pounds of gear and fits comfortably over one or both shoulders.</text:span></text:p>
      <text:h text:style-name="P17" text:outline-level="3"><text:span text:style-name="T8">Handbag</text:span></text:h>
      <text:p text:style-name="P1"><text:span text:style-name="T7">Handbags provide another way to carry 2 pounds of equipment. The purchase DC shown is for a basic bag; high-fashion purses can increase the DC by as much as 5.</text:span></text:p>
      <text:h text:style-name="P17" text:outline-level="3"><text:span text:style-name="T8">Range Pack</text:span></text:h>
      <text:p text:style-name="P1"><text:span text:style-name="T7">This lightweight black bag has a spacious inner compartment capable of holding roughly 8 pounds of gear and can hold an additional 4 pounds in six zippered external compartments. The larger version holds 12 pounds of equipment in the internal compartment and another 6 pounds in the zippered external pouches. A range pack easily holds several pistols and a submachine gun, and the larger version can hold disassembled rifles.</text:span></text:p>
      <text:h text:style-name="P17" text:outline-level="3"><text:span text:style-name="T8">Patrol Box</text:span></text:h>
      <text:p text:style-name="P1"><text:span text:style-name="T7">Originally developed for use by police officers, this portable file cabinet has found favor with traveling salespeople. This hard-sided briefcase takes up the passenger seat of an automobile and provides easy access to files, storage for a laptop computer, and a writing surface. It holds 5 pounds worth of equipment and has an average lock (Disable Device DC 25; break DC 15).</text:span></text:p>
      <text:h text:style-name="P21" text:outline-level="2"/>
      <text:h text:style-name="P19" text:outline-level="2"><text:span text:style-name="T5">Clothing</text:span></text:h>
      <text:p text:style-name="P1"><text:span text:style-name="T7">The items described here represent special clothing types, or unusual outfits that a character might need to purchase.</text:span></text:p>
      <text:p text:style-name="P1"><text:span text:style-name="T7">For the most part, clothing choice is based on character concept. <text:s/>It’s generally assumed that a hero owns a reasonable wardrobe of the sorts of clothes that fit his or her lifestyle. <text:s/>Sometimes, however, a character might need something out of the ordinary. When that’s the case, he or she will have to purchase it like any other piece of gear. Clothes have two effects on game mechanics: one on Disguise checks, and one on Sleight of Hand checks.</text:span></text:p>
      <text:p text:style-name="P1"><text:span text:style-name="T7">First, clothing is part of a disguise. See the Disguise skill description for more on how appropriate dress affects Disguise checks.</text:span></text:p>
      <text:p text:style-name="P1"><text:span text:style-name="T7">Clothes also help to hide firearms, body armor, and small objects. Tightly tailored clothing imposes a penalty on an attempt to conceal an object; clothing purposely tailored to conceal objects provides a bonus.</text:span></text:p>
      <text:h text:style-name="P17" text:outline-level="3"><text:span text:style-name="T8">Clothing Outfit</text:span></text:h>
      <text:p text:style-name="P1"><text:span text:style-name="T7">An outfit of clothing represents everything a character needs to dress a part: pants or skirt, shirt, undergarments, appropriate shoes or boots, socks or stockings, and any necessary belt or suspenders. The clothes a character wears does not count against the weight limit for encumbrance.</text:span></text:p>
      <text:p text:style-name="P1"><text:span text:style-name="Core_20_Body_20_Italic"><text:span text:style-name="T9">Business:</text:span></text:span><text:span text:style-name="T7"> A business outfit generally includes a jacket or blazer, and it tends to look sharp and well groomed without being overly formal.</text:span></text:p>
      <text:p text:style-name="P1"><text:soft-page-break/><text:span text:style-name="Core_20_Body_20_Italic"><text:span text:style-name="T9">Casual:</text:span></text:span><text:span text:style-name="T9"> </text:span><text:span text:style-name="T7">Casual clothes range from cut-off jeans and a T-shirt to neatly pressed khakis and a hand-knit sweater.</text:span></text:p>
      <text:p text:style-name="P1"><text:span text:style-name="Core_20_Body_20_Italic"><text:span text:style-name="T9">Formal:</text:span></text:span><text:span text:style-name="T7"> From a little black dress to a fully appointed tuxedo, formal clothes are appropriate for “black tie” occasions. Special designer creations can have purchase DCs much higher than shown on the table.</text:span></text:p>
      <text:p text:style-name="P1"><text:span text:style-name="Core_20_Body_20_Italic"><text:span text:style-name="T9">Fatigues:</text:span></text:span><text:span text:style-name="T7"> Called “battle dress uniforms” (or BDUs) in the United States Army, these are worn by hardened veterans and wannabes alike. They’re rugged, comfortable, and provide lots of pockets. They are also printed in camouflage patterns: woodland, desert, winter (primarily white), urban (gray patterned), and black are available. When worn in an appropriate setting, fatigues grant a +2 bonus on Hide checks.</text:span></text:p>
      <text:p text:style-name="P1"><text:span text:style-name="Core_20_Body_20_Italic"><text:span text:style-name="T9">Uniform:</text:span></text:span><text:span text:style-name="T7"> From the cable guy to a senior Air Force officer, people on the job tend to wear uniforms—making such clothing an essential part of some disguises, since a uniform inclines people to trust the wearer.</text:span></text:p>
      <text:h text:style-name="P17" text:outline-level="3"><text:span text:style-name="T8">Ghillie Suit</text:span></text:h>
      <text:p text:style-name="P1"><text:span text:style-name="T7">The ultimate in camouflage, a ghillie suit is a loose mesh overgarment covered in strips of burlap in woodland colors, to which other camouflaging elements can easily be added. A figure under a ghillie suit is nearly impossible to discern.</text:span></text:p>
      <text:p text:style-name="P1"><text:span text:style-name="T7">A character wearing a ghillie suit with appropriate coloration gains a +10 bonus on Hide checks. (The suit’s coloration can be changed with a move action. However, the bulky suit imposes a penalty of –4 on all Dexterity checks, Dexterity-based skill checks (except Hide), and melee attack rolls.</text:span></text:p>
      <text:h text:style-name="P17" text:outline-level="3"><text:span text:style-name="T8">Outerwear</text:span></text:h>
      <text:p text:style-name="P1"><text:span text:style-name="T7">In addition to keeping a character warm and dry, coats and jackets provide additional concealment for things a character is carrying (they often qualify as loose or bulky clothing; see Concealed Weapons and Objects).</text:span></text:p>
      <text:p text:style-name="P1"><text:span text:style-name="Core_20_Body_20_Italic"><text:span text:style-name="T9">Coat:</text:span></text:span><text:span text:style-name="T7"> An outer garment worn on the upper body. Its length and style vary according to fashion and use.</text:span></text:p>
      <text:p text:style-name="P1"><text:span text:style-name="Core_20_Body_20_Italic"><text:span text:style-name="T9">Fatigue Jacket:</text:span></text:span><text:span text:style-name="T7"> A lightweight outer garment fashioned after the fatigue uniforms worn by military personnel when performing their standard duties.</text:span></text:p>
      <text:p text:style-name="P1"><text:span text:style-name="Core_20_Body_20_Italic"><text:span text:style-name="T9">Overcoat:</text:span></text:span><text:span text:style-name="Core_20_Body_20_Italic"><text:span text:style-name="T7"> </text:span></text:span><text:span text:style-name="T7">A warm coat worn over a suit jacket or indoor clothing.</text:span></text:p>
      <text:p text:style-name="P1"><text:span text:style-name="Core_20_Body_20_Italic"><text:span text:style-name="T9">Parka:</text:span></text:span><text:span text:style-name="T7"> This winter coat grants the wearer a +2 equipment bonus on Fortitude saves made to resist the effects of cold weather.</text:span></text:p>
      <text:p text:style-name="P1"><text:span text:style-name="Core_20_Body_20_Italic"><text:span text:style-name="T9">Photojournalist’s Vest:</text:span></text:span><text:span text:style-name="T7"> Made of cotton with mesh panels to keep the wearer cool, the photojournalist’s vest has numerous obvious—and hidden—pockets. It counts as loose and bulky clothing when used to conceal Small or smaller weapons, and also grants the “specially modified to conceal object” bonus when used to conceal Tiny or smaller objects. See Concealed Weapons and Objects.</text:span></text:p>
      <text:p text:style-name="P1"><text:span text:style-name="Core_20_Body_20_Italic"><text:span text:style-name="T9">Windbreaker:</text:span></text:span><text:span text:style-name="T7"> This is a lightweight jacket made of wind-resistant material.</text:span></text:p>
      <text:h text:style-name="P17" text:outline-level="3"><text:span text:style-name="T8">Tool Belt</text:span></text:h>
      <text:p text:style-name="P1"><text:span text:style-name="T7">This sturdy leather belt has numerous pockets and loops for tools, nails, pencils, and other necessities for repair and construction work, making it easy to keep about 10 pounds of items on hand. The pockets are open, however, and items can easily fall out if the belt is tipped.</text:span></text:p>
      <text:p text:style-name="P2"/>
      <text:h text:style-name="P19" text:outline-level="2"><text:span text:style-name="T5">Computers and Consumer Electronics</text:span></text:h>
      <text:p text:style-name="P1"><text:span text:style-name="T7">Rules for operating computers appear under the Computer Use skill. <text:s/>Some of the items in this section have monthly subscription costs as well as initial purchase costs. The purchase DC accounts for both costs; once a character has obtained the item, he or she doesn’t have to worry about ongoing subscription costs.</text:span></text:p>
      <text:h text:style-name="P17" text:outline-level="3"><text:span text:style-name="T8">Camera</text:span></text:h>
      <text:p text:style-name="P1"><text:span text:style-name="T7">Still cameras let a character capture a record of what he or she has seen.</text:span></text:p>
      <text:p text:style-name="P1"><text:span text:style-name="Core_20_Body_20_Italic"><text:span text:style-name="T9">35mm:</text:span></text:span><text:span text:style-name="T9"> </text:span><text:span text:style-name="T7">The best choice for the professional photographer, this camera can accept different lenses and takes the highest-quality picture. A camera is needed to use the photography aspect of the Craft (visual art) skill. The film used in a camera must be developed.</text:span></text:p>
      <text:p text:style-name="P1"><text:span text:style-name="Core_20_Body_20_Italic"><text:span text:style-name="T9">Digital:</text:span></text:span><text:span text:style-name="T7"> A digital camera uses no film; instead, its pictures are simply downloaded to a computer as image files. No film developing is necessary.</text:span></text:p>
      <text:p text:style-name="P1"><text:span text:style-name="Core_20_Body_20_Italic"><text:span text:style-name="T9">Disposable:</text:span></text:span><text:span text:style-name="T7"> A 35mm camera with film built in can be purchased from vending machines, tourist traps, drugstores, and hundreds of other places. Once the film is used, the entire camera is turned in to have the film developed.</text:span></text:p>
      <text:p text:style-name="P1"><text:span text:style-name="Core_20_Body_20_Italic"><text:span text:style-name="T9">Film:</text:span></text:span><text:span text:style-name="T7"> The medium upon which photographs are stored, film comes in a variety of sizes and speeds. The purchase DC represents the cost of a roll of 24 exposures of high-speed (ASA 400) film.</text:span></text:p>
      <text:p text:style-name="P1"><text:span text:style-name="Core_20_Body_20_Italic"><text:span text:style-name="T9">Film Developing:</text:span></text:span><text:span text:style-name="T7"> In most areas, drugstores and photo shops provide 1-hour service; in others, it takes 24 hours. In really remote areas, film may have to be sent away for developing, taking a week or longer. The purchase DC represents the cost of getting two prints of each shot on a roll of film, or one of each and any two also blown up to a larger size.</text:span></text:p>
      <text:h text:style-name="P17" text:outline-level="3"><text:soft-page-break/><text:span text:style-name="T8">Cell Phone</text:span></text:h>
      <text:p text:style-name="P1"><text:span text:style-name="T7">A digital communications device that comes in a hand-held model or as a headset, a cell phone uses a battery that lasts for 24 hours before it must be recharged. It works in any area covered by cellular service.</text:span></text:p>
      <text:h text:style-name="P17" text:outline-level="3"><text:span text:style-name="T8">Computer</text:span></text:h>
      <text:p text:style-name="P1"><text:span text:style-name="T7">Whether a desktop or notebook model, a computer includes a keyboard, a mouse, a monitor, speakers, a CD-ROM drive, a dial-up modem, and the latest processor. A character needs a computer to make Computer Use checks and to make Research checks involving the Internet.</text:span></text:p>
      <text:p text:style-name="P1"><text:span text:style-name="Core_20_Body_20_Italic"><text:span text:style-name="T9">Desktop:</text:span></text:span><text:span text:style-name="T9"> </text:span><text:span text:style-name="T7">Bulky but powerful, these machines are common on desks everywhere.</text:span></text:p>
      <text:p text:style-name="P1"><text:span text:style-name="Core_20_Body_20_Italic"><text:span text:style-name="T9">Notebook:</text:span></text:span><text:span text:style-name="T7"> Slim, lightweight, and portable, notebook computers have most of the functions available on desktop computers.</text:span></text:p>
      <text:p text:style-name="P1"><text:span text:style-name="Core_20_Body_20_Italic"><text:span text:style-name="T9">Upgrade:</text:span></text:span><text:span text:style-name="T7"> A character can upgrade a desktop or notebook computer’s processor to provide a +1 equipment bonus on Computer Use checks. Increase the purchase DC of a desktop by +1 or a notebook by +2 to purchase an upgrade.</text:span></text:p>
      <text:h text:style-name="P22" text:outline-level="4"><text:span text:style-name="T10">Digital Audio Recorder</text:span></text:h>
      <text:p text:style-name="P1"><text:span text:style-name="T7">These tiny recorders (about the size of a deck of playing cards) can record up to eight hours of audio and can be connected to a computer to download the digital recording. Digital audio recorders don’t have extremely sensitive microphones; they only pick up sounds within 10 feet.</text:span></text:p>
      <text:h text:style-name="P17" text:outline-level="3"><text:span text:style-name="T8">Modem</text:span></text:h>
      <text:p text:style-name="P1"><text:span text:style-name="T7">A modem allows a character to connect a computer to the Internet. To use a modem, a character must have a computer and an appropriate data line (or a cell phone, in the case of a cellular modem).</text:span></text:p>
      <text:p text:style-name="P1"><text:span text:style-name="T7">All computers come with dial-up modems, which allow connection to the Internet but without the speed of broadband or the flexibility of cellular. A dial-up modem uses a standard telephone line; while it’s connected, that telephone line can’t be used for another purpose.</text:span></text:p>
      <text:p text:style-name="P1"><text:span text:style-name="Core_20_Body_20_Italic"><text:span text:style-name="T9">Broadband:</text:span></text:span><text:span text:style-name="T9"> </text:span><text:span text:style-name="T7">Cable modems and DSL services bring high-speed Internet access into the homes of millions. A broadband modem gives a character on-demand, high-speed access to data, allowing Computer Use and Research checks involving the Internet to be made in half the normal time.</text:span></text:p>
      <text:p text:style-name="P1"><text:span text:style-name="Core_20_Body_20_Italic"><text:span text:style-name="T9">Cellular:</text:span></text:span><text:span text:style-name="T7"> A cellular modem allows a character to connect her notebook computer to the Internet anywhere he or she can use a cell phone. However, access speed is slow, and any Computer Use or Research check involving the Internet takes half again the normal time (multiply by 1.5).</text:span></text:p>
      <text:h text:style-name="P17" text:outline-level="3"><text:span text:style-name="T8">PDA</text:span></text:h>
      <text:p text:style-name="P1"><text:span text:style-name="T7">Personal data assistants are handy tools for storing data. They can be linked to a notebook or desktop computer to move files back and forth, but can’t be used for Computer Use or Research checks.</text:span></text:p>
      <text:h text:style-name="P17" text:outline-level="3"><text:span text:style-name="T8">Portable Satellite Telephone</text:span></text:h>
      <text:p text:style-name="P1"><text:span text:style-name="T7">This object looks much like a bulky cell phone, and functions in much the same way as well. However, because it communicates directly via satellite, it can be used any­where on earth, even in remote areas well beyond the extent of cell phone service.</text:span></text:p>
      <text:p text:style-name="P1"><text:span text:style-name="T7">Portable satellite phones are very expensive to use. When used in a place not served by regular cellular service, each call requires a Wealth check (DC 6).</text:span></text:p>
      <text:h text:style-name="P17" text:outline-level="3"><text:span text:style-name="T8">Portable Video Camera</text:span></text:h>
      <text:p text:style-name="P1"><text:span text:style-name="T7">Portable video cameras use some format of videotape to record activity. The tape can be played back through a VCR or via the camera eyepiece.</text:span></text:p>
      <text:h text:style-name="P17" text:outline-level="3"><text:span text:style-name="T8">Printer</text:span></text:h>
      <text:p text:style-name="P1"><text:span text:style-name="T7">The color inkjet printer described here is suited for creating hard copies of text and image files from computers.</text:span></text:p>
      <text:h text:style-name="P17" text:outline-level="3"><text:span text:style-name="T8">Scanner</text:span></text:h>
      <text:p text:style-name="P1"><text:span text:style-name="T7">A color flatbed scanner allows the user to transfer images and documents from hard copy into a computer in digital form.</text:span></text:p>
      <text:h text:style-name="P17" text:outline-level="3"><text:span text:style-name="T8">Walkie-Talkie</text:span></text:h>
      <text:p text:style-name="P1"><text:span text:style-name="T7">This hand-held radio transceiver communicates with any similar device operating on the same frequency and within range.</text:span></text:p>
      <text:p text:style-name="P1"><text:soft-page-break/><text:span text:style-name="Core_20_Body_20_Italic"><text:span text:style-name="T7">Basic:</text:span></text:span><text:span text:style-name="T7"> This dime-store variety has only a few channels. Anyone else using a similar walkie-talkie within range can listen in on the character’s conversations. It has a range of 2 miles.</text:span></text:p>
      <text:p text:style-name="P1"><text:span text:style-name="Core_20_Body_20_Italic"><text:span text:style-name="T7">Professional:</text:span></text:span><text:span text:style-name="T7"> This high-end civilian model allows a character to program in twenty different frequencies from thousands of choices—making it likely that the character can find a frequency that’s not being used by anyone else within range. The device can be used with or without a voice-activated headset (included). It has a range of 15 miles.</text:span></text:p>
      <text:p text:style-name="P2"/>
      <text:p text:style-name="P24"><text:span text:style-name="T6">Surveillance Gear</text:span></text:p>
      <text:p text:style-name="P1"><text:span text:style-name="T7">Keeping an eye on suspects or tracking the moves of potential enemies is a crucial part of the modern adventurer’s job.</text:span></text:p>
      <text:h text:style-name="P17" text:outline-level="3"><text:span text:style-name="T8">Black Box</text:span></text:h>
      <text:p text:style-name="P1"><text:span text:style-name="T7">This device, easily concealed in the palm of one hand, emits digital tones that convince the phone system to make a long-distance connection free of charge. They also let a user “bounce” a call through multiple switches, making the call harder to trace (the DC of any Computer Use check to trace the call is increased by 5).</text:span></text:p>
      <text:h text:style-name="P17" text:outline-level="3"><text:span text:style-name="T8">Caller ID Defeater</text:span></text:h>
      <text:p text:style-name="P1"><text:span text:style-name="T7">When a phone line contains a caller ID defeater, phones attempting to connect with that line show up as “anonymous” or “unavailable” on a caller ID unit. Such a call can still be traced as normal, however.</text:span></text:p>
      <text:h text:style-name="P17" text:outline-level="3"><text:span text:style-name="T8">Cellular Interceptor</text:span></text:h>
      <text:p text:style-name="P1"><text:span text:style-name="T7">About the size of a small briefcase, a cellular interceptor can detect and monitor a cell phone conversation within a 5-mile area by listening in on the cellular service’s own transmitters. Intercepting the calls of a particular cell phone requires a Computer Use check (DC 35); if the user knows the phone number of the phone in question, the DC drops by 10. Obviously, the phone must be in use for someone to intercept the call. A cellular interceptor cannot be used to intercept regular (ground line) phone connections.</text:span></text:p>
      <text:h text:style-name="P17" text:outline-level="3"><text:span text:style-name="T8">Lineman’s Buttset</text:span></text:h>
      <text:p text:style-name="P1"><text:span text:style-name="T7">This device resembles an oversized telephone handset with a numeric keypad on the back and wire leads hanging from the bottom. It functions as a portable, reusable telephone line tap. With a Repair check (DC 10), a user can connect to a phone wire and hear any conversation that crosses it. A lineman’s buttset is a common tool for telephone repair personnel.</text:span></text:p>
      <text:h text:style-name="P17" text:outline-level="3"><text:span text:style-name="T8">Metal Detector</text:span></text:h>
      <text:p text:style-name="P1"><text:span text:style-name="T7">This handheld device provides a +10 equipment bonus on all Search checks involving metal objects.</text:span></text:p>
      <text:h text:style-name="P17" text:outline-level="3"><text:span text:style-name="T8">Night Vision Goggles</text:span></text:h>
      <text:p text:style-name="P1"><text:span text:style-name="T7">Night vision goggles use passive light gathering to improve vision in near-dark conditions. They grant the user the ability to see in darkness, also called darkvision (range 120 ft.)—but because of the restricted field of view and lack of depth perception these goggles provide, they impose a –4 penalty on all Spot and Search checks made by someone wearing them.</text:span></text:p>
      <text:p text:style-name="P1"><text:span text:style-name="T7">Night vision goggles must have at least a little light to operate. A cloudy night provides sufficient ambient light, but a pitch-black cave or a sealed room doesn’t. For situations of total darkness, the goggles come with an infrared illuminator that, when switched on, operates like a standard flashlight whose light is visible only to the wearer (or anyone else wearing night vision goggles).</text:span></text:p>
      <text:h text:style-name="P17" text:outline-level="3"><text:span text:style-name="T8">Tap Detector</text:span></text:h>
      <text:p text:style-name="P1"><text:span text:style-name="T7">Plug this into a telephone line between the phone and the outlet, and it helps detect if the line is tapped. To detect a tap, make a Computer Use check (the DC varies according to the type of telephone tap used; see below). With a success, the tap detector indicates that a tap is present. It does not indicate the type or location of the tap however. Also, it can’t be used to detect a lineman’s buttset.</text:span></text:p>
      <text:h text:style-name="P17" text:outline-level="3"><text:span text:style-name="T8">Telephone Tap</text:span></text:h>
      <text:p text:style-name="P1"><text:span text:style-name="T7">These devices allow a character to listen to conversations over a particular phone line.</text:span></text:p>
      <text:p text:style-name="P1"><text:span text:style-name="Core_20_Body_20_Italic"><text:span text:style-name="T9">Line Tap:</text:span></text:span><text:span text:style-name="T7"> This tap can be attached to a phone line at any point between a phone and the nearest junction box (usually on the street nearby). Installing it requires a Repair check (DC 15). It broadcasts all conversations on the line over a radio frequency that can be picked up by any professional walkie-talkie. Detecting a line tap by using a tap detector requires a Computer Use check (DC 25).</text:span></text:p>
      <text:p text:style-name="P1"><text:span text:style-name="Core_20_Body_20_Italic"><text:span text:style-name="T9">Receiver Tap:</text:span></text:span><text:span text:style-name="T7"> This item can be easily slipped into a telephone handset as a Repair check (DC 5). It broadcasts all conversations over a radio frequency that can be picked up by any professional walkie-talkie. Detecting a receiver tap by using a tap detector requires a Computer Use check (DC 15).</text:span></text:p>
      <text:h text:style-name="P17" text:outline-level="3"><text:span text:style-name="T8">Telephone Line Tracer</text:span></text:h>
      <text:p text:style-name="P1"><text:span text:style-name="T7">Essentially a highly specialized computer, a line tracer hooked to a phone line can trace phone calls made to that line, even if there’s a caller ID defeater hooked up at the other end. All it takes is time.</text:span></text:p>
      <text:p text:style-name="P1"><text:span text:style-name="T7">Operating a line tracer is a full-round action requiring a Computer Use check (DC 10). Success gains one digit of the target phone number, starting with the first number of the area code.</text:span></text:p>
      <text:p text:style-name="P2"><text:soft-page-break/></text:p>
      <text:h text:style-name="P19" text:outline-level="2"><text:span text:style-name="T5">Professional Equipment</text:span></text:h>
      <text:p text:style-name="P1"><text:span text:style-name="T7">This category covers a wide variety of specialized equipment used by professionals in adventure-related fields.</text:span></text:p>
      <text:p text:style-name="P1"><text:span text:style-name="T7">Some objects contain the tools necessary to use certain skills optimally. Without the use of these items, often referred to as kits, skill checks made with these skills are at a –4 penalty. Skills and the kits they are associated with are listed below. See the descriptions of the kits for additional details. Note that kits should be restocked periodically (purchase DC 5 less than the original purchase DC.</text:span></text:p>
      <text:p text:style-name="P1"><text:span text:style-name="T7">Note that some skills, by their nature, require a piece of equipment to utilize. </text:span></text:p>
      <table:table table:name="Table2" table:style-name="Table2">
        <table:table-column table:style-name="Table2.A"/>
        <table:table-column table:style-name="Table2.B"/>
        <text:soft-page-break/>
        <table:table-row table:style-name="Table2.1">
          <table:table-cell table:style-name="Table2.A1" office:value-type="string">
            <text:p text:style-name="P8"><text:span text:style-name="T11">Skill</text:span></text:p>
          </table:table-cell>
          <table:table-cell table:style-name="Table2.A1" office:value-type="string">
            <text:p text:style-name="P8"><text:span text:style-name="T11">Associated Item</text:span></text:p>
          </table:table-cell>
        </table:table-row>
        <table:table-row table:style-name="Table2.1">
          <table:table-cell table:style-name="Table2.A2" office:value-type="string">
            <text:p text:style-name="P8"><text:span text:style-name="T13">Climb</text:span></text:p>
          </table:table-cell>
          <table:table-cell table:style-name="Table2.A2" office:value-type="string">
            <text:p text:style-name="P8"><text:span text:style-name="T13">Climbing gear</text:span></text:p>
          </table:table-cell>
        </table:table-row>
        <table:table-row table:style-name="Table2.1">
          <table:table-cell table:style-name="Table2.A2" office:value-type="string">
            <text:p text:style-name="P1"><text:span text:style-name="T13">Craft (chemical)</text:span></text:p>
          </table:table-cell>
          <table:table-cell table:style-name="Table2.A2" office:value-type="string">
            <text:p text:style-name="P1"><text:span text:style-name="T13">Chemical kit</text:span></text:p>
          </table:table-cell>
        </table:table-row>
        <table:table-row table:style-name="Table2.1">
          <table:table-cell table:style-name="Table2.A2" office:value-type="string">
            <text:p text:style-name="P1"><text:span text:style-name="T13">Craft (electronic)</text:span></text:p>
          </table:table-cell>
          <table:table-cell table:style-name="Table2.A2" office:value-type="string">
            <text:p text:style-name="P1"><text:span text:style-name="T13">Electrical tool kit</text:span></text:p>
          </table:table-cell>
        </table:table-row>
        <table:table-row table:style-name="Table2.1">
          <table:table-cell table:style-name="Table2.A2" office:value-type="string">
            <text:p text:style-name="P1"><text:span text:style-name="T13">Craft (mechanical)</text:span></text:p>
          </table:table-cell>
          <table:table-cell table:style-name="Table2.A2" office:value-type="string">
            <text:p text:style-name="P1"><text:span text:style-name="T13">Mechanical tool kit</text:span></text:p>
          </table:table-cell>
        </table:table-row>
        <table:table-row table:style-name="Table2.1">
          <table:table-cell table:style-name="Table2.A2" office:value-type="string">
            <text:p text:style-name="P1"><text:span text:style-name="T13">Craft (pharmaceutical)</text:span></text:p>
          </table:table-cell>
          <table:table-cell table:style-name="Table2.A2" office:value-type="string">
            <text:p text:style-name="P1"><text:span text:style-name="T13">Pharmacist kit</text:span></text:p>
          </table:table-cell>
        </table:table-row>
        <table:table-row table:style-name="Table2.1">
          <table:table-cell table:style-name="Table2.A2" office:value-type="string">
            <text:p text:style-name="P1"><text:span text:style-name="T13">Craft (structural)</text:span></text:p>
          </table:table-cell>
          <table:table-cell table:style-name="Table2.A2" office:value-type="string">
            <text:p text:style-name="P1"><text:span text:style-name="T13">Mechanical tool kit</text:span></text:p>
          </table:table-cell>
        </table:table-row>
        <table:table-row table:style-name="Table2.1">
          <table:table-cell table:style-name="Table2.A2" office:value-type="string">
            <text:p text:style-name="P1"><text:span text:style-name="T13">Demolitions</text:span></text:p>
          </table:table-cell>
          <table:table-cell table:style-name="Table2.A2" office:value-type="string">
            <text:p text:style-name="P1"><text:span text:style-name="T13">Demolitions kit</text:span></text:p>
          </table:table-cell>
        </table:table-row>
        <table:table-row table:style-name="Table2.1">
          <table:table-cell table:style-name="Table2.A2" office:value-type="string">
            <text:p text:style-name="P1"><text:span text:style-name="T13">Disable Device</text:span></text:p>
          </table:table-cell>
          <table:table-cell table:style-name="Table2.A2" office:value-type="string">
            <text:p text:style-name="P1"><text:span text:style-name="T13">Car opening kit</text:span></text:p>
          </table:table-cell>
        </table:table-row>
        <table:table-row table:style-name="Table2.1">
          <table:table-cell table:style-name="Table2.A2" office:value-type="string">
            <text:p text:style-name="P1"><text:span text:style-name="T13"><text:s/></text:span></text:p>
          </table:table-cell>
          <table:table-cell table:style-name="Table2.A2" office:value-type="string">
            <text:p text:style-name="P1"><text:span text:style-name="T13">Electrical tool kit</text:span></text:p>
          </table:table-cell>
        </table:table-row>
        <table:table-row table:style-name="Table2.1">
          <table:table-cell table:style-name="Table2.A2" office:value-type="string">
            <text:p text:style-name="P1"><text:span text:style-name="T13"><text:s/></text:span></text:p>
          </table:table-cell>
          <table:table-cell table:style-name="Table2.A2" office:value-type="string">
            <text:p text:style-name="P1"><text:span text:style-name="T13">Lockpick set</text:span></text:p>
          </table:table-cell>
        </table:table-row>
        <table:table-row table:style-name="Table2.1">
          <table:table-cell table:style-name="Table2.A2" office:value-type="string">
            <text:p text:style-name="P1"><text:span text:style-name="T13"><text:s/></text:span></text:p>
          </table:table-cell>
          <table:table-cell table:style-name="Table2.A2" office:value-type="string">
            <text:p text:style-name="P1"><text:span text:style-name="T13">Lock release gun</text:span></text:p>
          </table:table-cell>
        </table:table-row>
        <table:table-row table:style-name="Table2.1">
          <table:table-cell table:style-name="Table2.A2" office:value-type="string">
            <text:p text:style-name="P1"><text:span text:style-name="T13">Disguise</text:span></text:p>
          </table:table-cell>
          <table:table-cell table:style-name="Table2.A2" office:value-type="string">
            <text:p text:style-name="P1"><text:span text:style-name="T13">Disguise kit</text:span></text:p>
          </table:table-cell>
        </table:table-row>
        <table:table-row table:style-name="Table2.1">
          <table:table-cell table:style-name="Table2.A2" office:value-type="string">
            <text:p text:style-name="P1"><text:span text:style-name="T13">Forgery</text:span></text:p>
          </table:table-cell>
          <table:table-cell table:style-name="Table2.A2" office:value-type="string">
            <text:p text:style-name="P1"><text:span text:style-name="T13">Forgery kit</text:span></text:p>
          </table:table-cell>
        </table:table-row>
        <table:table-row table:style-name="Table2.1">
          <table:table-cell table:style-name="Table2.A2" office:value-type="string">
            <text:p text:style-name="P1"><text:span text:style-name="T13">Investigate</text:span></text:p>
          </table:table-cell>
          <table:table-cell table:style-name="Table2.A2" office:value-type="string">
            <text:p text:style-name="P1"><text:span text:style-name="T13">Evidence kit</text:span></text:p>
          </table:table-cell>
        </table:table-row>
        <table:table-row table:style-name="Table2.1">
          <table:table-cell table:style-name="Table2.A2" office:value-type="string">
            <text:p text:style-name="P1"><text:span text:style-name="T13">Perform (keyboards)</text:span></text:p>
          </table:table-cell>
          <table:table-cell table:style-name="Table2.A2" office:value-type="string">
            <text:p text:style-name="P1"><text:span text:style-name="T13">Instrument, keyboard</text:span></text:p>
          </table:table-cell>
        </table:table-row>
        <table:table-row table:style-name="Table2.1">
          <table:table-cell table:style-name="Table2.A2" office:value-type="string">
            <text:p text:style-name="P1"><text:span text:style-name="T13">Perform (percussion)</text:span></text:p>
          </table:table-cell>
          <table:table-cell table:style-name="Table2.A2" office:value-type="string">
            <text:p text:style-name="P1"><text:span text:style-name="T13">Instrument, percussion</text:span></text:p>
          </table:table-cell>
        </table:table-row>
        <table:table-row table:style-name="Table2.1">
          <table:table-cell table:style-name="Table2.A2" office:value-type="string">
            <text:p text:style-name="P1"><text:span text:style-name="T13">Perform (stringed)</text:span></text:p>
          </table:table-cell>
          <table:table-cell table:style-name="Table2.A2" office:value-type="string">
            <text:p text:style-name="P1"><text:span text:style-name="T13">Instrument, stringed</text:span></text:p>
          </table:table-cell>
        </table:table-row>
        <table:table-row table:style-name="Table2.1">
          <table:table-cell table:style-name="Table2.A2" office:value-type="string">
            <text:p text:style-name="P1"><text:span text:style-name="T13">Perform (wind)</text:span></text:p>
          </table:table-cell>
          <table:table-cell table:style-name="Table2.A2" office:value-type="string">
            <text:p text:style-name="P1"><text:span text:style-name="T13">Instrument, wind</text:span></text:p>
          </table:table-cell>
        </table:table-row>
        <table:table-row table:style-name="Table2.1">
          <table:table-cell table:style-name="Table2.A2" office:value-type="string">
            <text:p text:style-name="P1"><text:span text:style-name="T13">Repair</text:span></text:p>
          </table:table-cell>
          <table:table-cell table:style-name="Table2.A2" office:value-type="string">
            <text:p text:style-name="P1"><text:span text:style-name="T13">Electrical tool kit</text:span></text:p>
          </table:table-cell>
        </table:table-row>
        <table:table-row table:style-name="Table2.1">
          <table:table-cell table:style-name="Table2.A2" office:value-type="string">
            <text:p text:style-name="P1"><text:span text:style-name="T13"><text:s/></text:span></text:p>
          </table:table-cell>
          <table:table-cell table:style-name="Table2.A2" office:value-type="string">
            <text:p text:style-name="P1"><text:span text:style-name="T13">Mechanical tool kit</text:span></text:p>
          </table:table-cell>
        </table:table-row>
        <table:table-row table:style-name="Table2.1">
          <table:table-cell table:style-name="Table2.A2" office:value-type="string">
            <text:p text:style-name="P1"><text:span text:style-name="T13"><text:s/></text:span></text:p>
          </table:table-cell>
          <table:table-cell table:style-name="Table2.A2" office:value-type="string">
            <text:p text:style-name="P1"><text:span text:style-name="T13">Multipurpose tool</text:span></text:p>
          </table:table-cell>
        </table:table-row>
        <table:table-row table:style-name="Table2.1">
          <table:table-cell table:style-name="Table2.A2" office:value-type="string">
            <text:p text:style-name="P1"><text:span text:style-name="T13">Treat Injury</text:span></text:p>
          </table:table-cell>
          <table:table-cell table:style-name="Table2.A2" office:value-type="string">
            <text:p text:style-name="P1"><text:span text:style-name="T13">First aid kit</text:span></text:p>
          </table:table-cell>
        </table:table-row>
        <table:table-row table:style-name="Table2.1">
          <table:table-cell table:style-name="Table2.A2" office:value-type="string">
            <text:p text:style-name="P1"><text:span text:style-name="T13"><text:s/></text:span></text:p>
          </table:table-cell>
          <table:table-cell table:style-name="Table2.A2" office:value-type="string">
            <text:p text:style-name="P1"><text:span text:style-name="T13">Medical kit</text:span></text:p>
          </table:table-cell>
        </table:table-row>
        <table:table-row table:style-name="Table2.1">
          <table:table-cell table:style-name="Table2.A25" office:value-type="string">
            <text:p text:style-name="P8"><text:span text:style-name="T13"><text:s/></text:span></text:p>
          </table:table-cell>
          <table:table-cell table:style-name="Table2.A25" office:value-type="string">
            <text:p text:style-name="P8"><text:span text:style-name="T13">Surgery kit</text:span></text:p>
          </table:table-cell>
        </table:table-row>
      </table:table>
      <text:p text:style-name="P2"/>
      <text:h text:style-name="P17" text:outline-level="3"><text:span text:style-name="T8">Bolt Cutter</text:span></text:h>
      <text:p text:style-name="P1"><text:span text:style-name="T7">An exceptionally heavy wire cutter, a bolt cutter can snip through padlocks or chain-link fences. Using a bolt cutter requires a Strength check (DC 10).</text:span></text:p>
      <text:h text:style-name="P17" text:outline-level="3"><text:span text:style-name="T8">Caltrops</text:span></text:h>
      <text:p text:style-name="P1"><text:span text:style-name="T7">Caltrops are four-pronged iron spikes designed so that one prong is pointing up when the caltrop rests on a surface. A character scatters caltrops on the ground to injure opponents, or at least slow them down. One bag of twenty-five caltrops covers a single 5-foot square. Each time a creature moves through a square containing caltrops at any rate greater than half speed, or each round a creature spends fighting in such an area, the caltrops make a touch attack roll (base attack bonus +0). A caltrop deals 1 point of damage on a successful hit, and the injury reduces foot speed to half normal (a successful Treat Injury check, DC 15, or one day’s rest removes this penalty). A charging or running creature must immediately stop if it steps on a caltrop. See the avoid hazard stunt for the effect of caltrops on vehicles.</text:span></text:p>
      <text:h text:style-name="P17" text:outline-level="3"><text:span text:style-name="T8">Car Opening Kit</text:span></text:h>
      <text:p text:style-name="P1"><text:span text:style-name="T7">This set of odd-shaped flat metal bars can be slipped into the window seam of a car door to trip the lock. The DC of a Disable Device check to accomplish this varies with the quality of the lock; see the skill description.</text:span></text:p>
      <text:h text:style-name="P17" text:outline-level="3"><text:span text:style-name="T8">Chemical Kit</text:span></text:h>
      <text:p text:style-name="P1"><text:span text:style-name="T7">A portable laboratory for use with the Craft (chemical) skill, a chemical kit includes the tools and components necessary for mixing and analyzing acids, bases, explosives, toxic gases, and other chemical compounds.</text:span></text:p>
      <text:h text:style-name="P17" text:outline-level="3"><text:span text:style-name="T8">Demolitions Kit</text:span></text:h>
      <text:p text:style-name="P1"><text:span text:style-name="T7">This kit contains everything needed to use the Demolitions skill to set detonators, wire explosive devices, and disarm explosive devices. Detonators must be purchased separately.</text:span></text:p>
      <text:h text:style-name="P17" text:outline-level="3"><text:span text:style-name="T8">Disguise Kit</text:span></text:h>
      <text:p text:style-name="P1"><text:span text:style-name="T7">This kit contains everything needed to use the Disguise skill, including makeup, brushes, mirrors, wigs, and other accoutrements. It doesn’t contain clothing or uniforms, however.</text:span></text:p>
      <text:h text:style-name="P17" text:outline-level="3"><text:span text:style-name="T8">Duct Tape</text:span></text:h>
      <text:p text:style-name="P1"><text:span text:style-name="T7">The usefulness of duct tape is limited only by a character’s imagination. Duct tape can support up to 200 pounds indefinitely, or up to 300 pounds for 1d6 rounds. Characters bound with duct tape must make a Strength or Escape Artist check (DC 20) to free themselves.</text:span></text:p>
      <text:p text:style-name="P1"><text:span text:style-name="T7">A roll provides 70 feet of tape, 2 inches wide.</text:span></text:p>
      <text:h text:style-name="P17" text:outline-level="3"><text:span text:style-name="T8">Electrical Tool Kit</text:span></text:h>
      <text:p text:style-name="P1"><text:span text:style-name="T7">This collection of hand tools and small parts typically includes a variety of pliers, drivers, cutting devices, fasteners, power tools, and leads and wires.</text:span></text:p>
      <text:p text:style-name="P1"><text:span text:style-name="Core_20_Body_20_Italic"><text:span text:style-name="T9">Basic:</text:span></text:span><text:span text:style-name="T7"> This small kit allows a character to make Repair checks to electrical or electronic devices without penalty. </text:span></text:p>
      <text:p text:style-name="P1"><text:span text:style-name="Core_20_Body_20_Italic"><text:span text:style-name="T9">Deluxe:</text:span></text:span><text:span text:style-name="T7"> This kit consists of a number of specialized diagnostic and repair tools as well as thousands of spare parts. It grants a +2 equipment bonus on Repair checks for electrical or electronic devices and allows a character to make Craft (electronic) checks without penalty.</text:span></text:p>
      <text:h text:style-name="P17" text:outline-level="3"><text:span text:style-name="T8">Evidence Kits</text:span></text:h>
      <text:p text:style-name="P1"><text:span text:style-name="T7">Law enforcement agencies around the world use generally the same tools to gather evidence. Having an evidence kit does not grant access to a law enforcement agency’s crime lab; it merely assists in the proper gathering and storing of evidence for use by such a lab. Without an evidence kit, a character receives a –4 penalty to use the collect evidence option of the Investigate skill.</text:span></text:p>
      <text:p text:style-name="P1"><text:span text:style-name="Core_20_Body_20_Italic"><text:span text:style-name="T9">Basic:</text:span></text:span><text:span text:style-name="T7"> A basic evidence kit includes clean containers, labels, gloves, tweezers, swabs, and other items to gather bits of physical evidence and prevent them from becoming contaminated.</text:span></text:p>
      <text:p text:style-name="P1"><text:span text:style-name="Core_20_Body_20_Italic"><text:span text:style-name="T9">Deluxe:</text:span></text:span><text:span text:style-name="T7"> A deluxe kit includes all the materials in a basic kit, plus supplies for analyzing narcotic substances at the scene and for gathering more esoteric forms of physical evidence such as casts and molds of footprints or vehicle tracks, as well as chemical residues and organic fluids. It also contains the necessary dusts, sprays, brushes, adhesives, and cards to gather fingerprints. It grants a +2 equipment bonus on Investigate checks under appropriate circumstances (whenever the GM rules that the equipment in the kit can be of use in the current situation).</text:span></text:p>
      <text:p text:style-name="P1"><text:span text:style-name="T7">Using a deluxe kit to analyze a possible narcotic substance or basic chemical requires a Craft (chemical) check (DC 15). In this case, the +2 equipment bonus does not apply.</text:span></text:p>
      <text:h text:style-name="P17" text:outline-level="3"><text:span text:style-name="T8">Fake ID</text:span></text:h>
      <text:p text:style-name="P1"><text:soft-page-break/><text:span text:style-name="T7">Purchasing a falsified driver’s license from a black market source can produce mixed results, depending on the skill of the forger. Typically, a forger has 1 to 4 ranks in the Forgery skill, with a +1 ability modifier. When a character purchases a fake ID, the GM secretly makes a Forgery check for the forger, which serves as the DC for the opposed check when someone inspects the fake ID. The purchase DC of a fake ID is 10 + the forger’s ranks in the Forgery skill.</text:span></text:p>
      <text:h text:style-name="P17" text:outline-level="3"><text:span text:style-name="T8">First Aid Kit</text:span></text:h>
      <text:p text:style-name="P1"><text:span text:style-name="T7">Available at most drugstores and camping supply stores, this kit contains enough supplies (and simple instructions for their use) to treat an injury before transporting the injured person to a medical professional. A first aid kit can be used to help a dazed, unconscious, or stunned character by making a Treat Injury check (DC 15). A first aid kit can be used only once. Skill checks made without a first aid kit incur a –4 penalty.</text:span></text:p>
      <text:h text:style-name="P17" text:outline-level="3"><text:span text:style-name="T8">Forgery Kit</text:span></text:h>
      <text:p text:style-name="P1"><text:span text:style-name="T7">This kit contains everything needed to use the Forgery skill to prepare forged items. Depending on the item to be forged, a character might need legal documents or other items not included in the kit.</text:span></text:p>
      <text:h text:style-name="P17" text:outline-level="3"><text:span text:style-name="T8">Handcuffs</text:span></text:h>
      <text:p text:style-name="P1"><text:span text:style-name="T7">Handcuffs are restraints designed to lock two limbs—normally the wrists—of a prisoner together. They fit any Medium-size or Small human or other creature that has an appropriate body structure.</text:span></text:p>
      <text:p text:style-name="P1"><text:span text:style-name="Core_20_Body_20_Italic"><text:span text:style-name="T9">Steel:</text:span></text:span><text:span text:style-name="T7"> These heavy-duty cuffs have hardness 10, 10 hit points, a break DC of 30, and require a Disable Device check (DC 25) or Escape Artist check (DC 35) to remove without the key. </text:span></text:p>
      <text:p text:style-name="P1"><text:span text:style-name="Core_20_Body_20_Italic"><text:span text:style-name="T9">Zip-Tie:</text:span></text:span><text:span text:style-name="T7"> These are single-use disposable handcuffs, much like heavy-duty cable ties. They have hardness 0, 4 hit points, and a break DC of 25. They can only be removed by cutting them off (Disable Device and Escape Artist checks automatically fail).</text:span></text:p>
      <text:h text:style-name="P17" text:outline-level="3"><text:span text:style-name="T8">Instrument, Keyboard</text:span></text:h>
      <text:p text:style-name="P1"><text:span text:style-name="T7">A portable keyboard, necessary in order to use the Perform (keyboard instrument) skill.</text:span></text:p>
      <text:h text:style-name="P17" text:outline-level="3"><text:span text:style-name="T8">Instrument, Percussion</text:span></text:h>
      <text:p text:style-name="P1"><text:span text:style-name="T7">A set of drums, necessary in order to use the Perform (percussion instrument) skill.</text:span></text:p>
      <text:h text:style-name="P17" text:outline-level="3"><text:span text:style-name="T8">Instrument, Stringed</text:span></text:h>
      <text:p text:style-name="P1"><text:span text:style-name="T7">An electric guitar, necessary in order to use the Perform (stringed instrument) skill.</text:span></text:p>
      <text:h text:style-name="P17" text:outline-level="3"><text:span text:style-name="T8">Instrument, Wind</text:span></text:h>
      <text:p text:style-name="P1"><text:span text:style-name="T7">A flute, necessary in order to use the Perform (wind instrument) skill.</text:span></text:p>
      <text:h text:style-name="P17" text:outline-level="3"><text:span text:style-name="T8">Lockpick Set</text:span></text:h>
      <text:p text:style-name="P1"><text:span text:style-name="T7">A lockpick set includes picks and tension bars for opening locks operated by standard keys. A lockpick set allows a character to make Disable Device checks to open mechanical locks (deadbolts, keyed entry locks, and so forth) without penalty.</text:span></text:p>
      <text:h text:style-name="P17" text:outline-level="3"><text:span text:style-name="T8">Lock Release Gun</text:span></text:h>
      <text:p text:style-name="P1"><text:span text:style-name="T7">This small, pistollike device automatically disables cheap and average mechanical locks operated by standard keys (no Disable Device check necessary).</text:span></text:p>
      <text:h text:style-name="P17" text:outline-level="3"><text:span text:style-name="T8">Mechanical Tool Kit</text:span></text:h>
      <text:p text:style-name="P1"><text:span text:style-name="T7">This collection of hand tools and small parts typically includes a variety of pliers, drivers, cutting devices, fasteners, and even power tools.</text:span></text:p>
      <text:p text:style-name="P1"><text:span text:style-name="Core_20_Body_20_Italic"><text:span text:style-name="T9">Basic:</text:span></text:span><text:span text:style-name="T7"> This kit, which fits in a portable toolbox, allows a character to make Repair checks for mechanical devices without penalty.</text:span></text:p>
      <text:p text:style-name="P1"><text:span text:style-name="Core_20_Body_20_Italic"><text:span text:style-name="T9">Deluxe:</text:span></text:span><text:span text:style-name="T7"> This kit fills a good-sized shop cabinet. It includes a broad variety of specialized hand tools and a selection of high-quality power tools. It grants a +2 equipment bonus on Repair checks for mechanical devices and allows a character to make Craft (mechanical) or Craft (structural) checks without penalty.</text:span></text:p>
      <text:h text:style-name="P17" text:outline-level="3"><text:span text:style-name="T8">Medical Kit</text:span></text:h>
      <text:p text:style-name="P1"><text:span text:style-name="T7">About the size of a large tackle box, this is the sort of kit commonly carried by military medics and civilian EMTs. It contains a wide variety of medical supplies and equipment. A medical kit can be used to treat a dazed, unconscious, or stunned character, to provide long-term care, to restore hit points, to treat a diseased or poisoned character, or to stabilize a dying character (see the Treat Injury skill). Skill checks made without a medical kit incur a –4 penalty.</text:span></text:p>
      <text:h text:style-name="P17" text:outline-level="3"><text:soft-page-break/><text:span text:style-name="T8">Multipurpose Tool</text:span></text:h>
      <text:p text:style-name="P1"><text:span text:style-name="T7">This device contains several different screwdrivers, a knife blade or two, can opener, bottle opener, file, short ruler, scissors, tweezers, and wire cutters. The whole thing unfolds into a handy pair of pliers. A multipurpose tool can lessen the penalty for making Repair, Craft (mechanical), Craft (electronic), or Craft (structural) checks without appropriate tools to –2 instead of the normal –4. The tool is useful for certain tasks, as determined by the GM, but may not be useful in all situations.</text:span></text:p>
      <text:h text:style-name="P17" text:outline-level="3"><text:span text:style-name="T8">Pharmacist Kit</text:span></text:h>
      <text:p text:style-name="P1"><text:span text:style-name="T7">A portable pharmacy for use with the Craft (pharmaceutical) skill, a pharmacist kit includes everything needed to prepare, preserve, compound, analyze, and dispense medicinal drugs.</text:span></text:p>
      <text:h text:style-name="P17" text:outline-level="3"><text:span text:style-name="T8">Search-and-Rescue Kit</text:span></text:h>
      <text:p text:style-name="P1"><text:span text:style-name="T7">This waist pack contains a first aid kit, a compass, waterproof matches, a lightweight “space” blanket, a standard flashlight, 50 feet of durable nylon rope, two smoke grenades, and one signal flare.</text:span></text:p>
      <text:h text:style-name="P17" text:outline-level="3"><text:span text:style-name="T8">Spike Strip</text:span></text:h>
      <text:p text:style-name="P1"><text:span text:style-name="T7">This device is designed to help the police end car chases. The strip comes rolled in a spool about the size of a small suitcase. Deploy it by rolling it across a roadway, where it lies like a flat, segmented belt. (The user can roll it out onto the road without entering the lane of traffic.) Until the strip is activated, the spikes do not protrude, and cars can pass safely over it. When the user activates it (via a control device attached to the end of the strip by a 10-foot-long cord), the spikes extend.</text:span></text:p>
      <text:p text:style-name="P1"><text:span text:style-name="T7">Each time a creature moves through a square containing an activated spike strip at any rate greater than half speed, or each round a creature spends fighting in such an area, the spike strip makes a touch attack roll (base attack bonus +0). The strip deals 2 points of damage on a successful hit, and the injury reduces foot speed to half normal (a successful Treat Injury check, DC 15, or one day’s rest removes this penalty). Wheeled vehicles passing over the strip are automatically hit—although vehicles equipped with puncture-resistant tires are not affected.</text:span></text:p>
      <text:p text:style-name="P1"><text:span text:style-name="T8">Surgery Kit</text:span></text:p>
      <text:p text:style-name="P1"><text:span text:style-name="T7">About the size of a small backpack, this kit contains the instruments needed for rudimentary emergency field surgery. A surgery kit is used when performing surgery (see the Treat Injury skill). A character performing surgery without a surgery kit takes a -4 penalty on the Treat Injury check. (This penalty is in addition to the -4 penalty that applies if the character does not have the Surgery feat.)</text:span></text:p>
      <text:p text:style-name="P2"/>
      <text:h text:style-name="P19" text:outline-level="2"><text:span text:style-name="T5">Survival Gear</text:span></text:h>
      <text:p text:style-name="P1"><text:span text:style-name="T7">Survival gear helps characters keep themselves alive in the great outdoors.</text:span></text:p>
      <text:h text:style-name="P17" text:outline-level="3"><text:span text:style-name="T8">Backpack </text:span></text:h>
      <text:p text:style-name="P1"><text:span text:style-name="T7">This is a good-sized backpack, made of tough water-resistant material. It has one or two central sections, as well as several exterior pockets and straps for attaching tents, bedrolls, or other gear. It can carry up to 60 pounds of gear.</text:span></text:p>
      <text:p text:style-name="P1"><text:span text:style-name="T7">A backpack gives a character a +1 equipment bonus to Strength for the purpose of determining carrying capacity.</text:span></text:p>
      <text:h text:style-name="P17" text:outline-level="3"><text:span text:style-name="T8">Binoculars</text:span></text:h>
      <text:p text:style-name="P1"><text:span text:style-name="T7">Binoculars are useful for watching opponents, wild game, and sporting events from a long distance.</text:span></text:p>
      <text:p text:style-name="P1"><text:span text:style-name="Core_20_Body_20_Italic"><text:span text:style-name="T9">Standard:</text:span></text:span><text:span text:style-name="T7"> Standard binoculars reduce the range penalty for Spot checks to –1 for every 50 feet (instead of –1 for every 10 feet). Using binoculars for Spot checks takes five times as long as making the check unaided.</text:span></text:p>
      <text:p text:style-name="P1"><text:span text:style-name="Core_20_Body_20_Italic"><text:span text:style-name="T9">Rangefinding:</text:span></text:span><text:span text:style-name="T7"> In addition to the benefit of standard binoculars, rangefinding binoculars include a digital readout that indicates the exact distance to the object on which they are focused.</text:span></text:p>
      <text:p text:style-name="P1"><text:span text:style-name="Core_20_Body_20_Italic"><text:span text:style-name="T9">Electro-Optical:</text:span></text:span><text:span text:style-name="T7"> Electro-optical binoculars function the same as standard binoculars in normal light. In darkness, however, users looking through them see as if they had the darkvision ability granted by night vision goggles.</text:span></text:p>
      <text:h text:style-name="P17" text:outline-level="3"><text:span text:style-name="T8">Chemical Light Stick</text:span></text:h>
      <text:p text:style-name="P1"><text:span text:style-name="T7">This disposable plastic stick, when activated, uses a chemical reaction to create light for 6 hours. It illuminates an area only 5 feet in radius. Once activated, it can’t be turned off or reused. The listed purchase DC is for a pack of 5 sticks.</text:span></text:p>
      <text:h text:style-name="P17" text:outline-level="3"><text:span text:style-name="T8">Climbing Gear</text:span></text:h>
      <text:p text:style-name="P1"><text:span text:style-name="T7">All of the tools and equipment that climbing enthusiasts use to make climbing easier and, in some cases, possible, including ropes, pulleys, helmet and pads, gloves, spikes, chocks, ascenders, pitons, a handax, and a harness. It takes 10 minutes to remove the gear from its pack and outfit it for use. Use this gear with the Climb skill.</text:span></text:p>
      <text:h text:style-name="P17" text:outline-level="3"><text:span text:style-name="T8">Compass</text:span></text:h>
      <text:p text:style-name="P1"><text:soft-page-break/><text:span text:style-name="T7">A compass relies on the Earth’s magnetic field to determine the direction of magnetic north. A compass grants its user a +2 equipment bonus on Navigate checks.</text:span></text:p>
      <text:h text:style-name="P17" text:outline-level="3"><text:span text:style-name="T8">Fire Extinguisher</text:span></text:h>
      <text:p text:style-name="P1"><text:span text:style-name="T7">This portable apparatus uses a chemical spray to extinguish small fires. The typical fire extinguisher ejects enough extinguishing chemicals to put out a fire in a 10-foot-by-10-foot area as a move action. It contains enough material for two such uses.</text:span></text:p>
      <text:h text:style-name="P17" text:outline-level="3"><text:span text:style-name="T8">Flash Goggles</text:span></text:h>
      <text:p text:style-name="P1"><text:span text:style-name="T7">These eye coverings provide total protection against blinding light.</text:span></text:p>
      <text:h text:style-name="P17" text:outline-level="3"><text:span text:style-name="T8">Flashlight</text:span></text:h>
      <text:p text:style-name="P1"><text:span text:style-name="T7">Flashlights come in a wide variety of sizes and quality levels. Those covered here are professional, heavy-duty models, rugged enough to withstand the rigors of modern adventuring. Flashlights negate penalties for darkness within their illuminated areas.</text:span></text:p>
      <text:p text:style-name="P1"><text:span text:style-name="Core_20_Body_20_Italic"><text:span text:style-name="T9">Penlight:</text:span></text:span><text:span text:style-name="T7"> This small flashlight can be carried on a key ring. It projects a beam of light 10 feet long and 5 feet wide at its end.</text:span></text:p>
      <text:p text:style-name="P1"><text:span text:style-name="Core_20_Body_20_Italic"><text:span text:style-name="T9">Standard:</text:span></text:span><text:span text:style-name="T7"> This heavy metal flashlight projects a beam 30 feet long and 15 feet across at its end.</text:span></text:p>
      <text:p text:style-name="P1"><text:span text:style-name="Core_20_Body_20_Italic"><text:span text:style-name="T9">Battery Flood:</text:span></text:span><text:span text:style-name="T7"> Practically a handheld spotlight, this item projects a bright beam 100 feet long and 50 feet across at its end.</text:span></text:p>
      <text:h text:style-name="P17" text:outline-level="3"><text:span text:style-name="T8">Gas Mask</text:span></text:h>
      <text:p text:style-name="P1"><text:span text:style-name="T7">This apparatus covers the face and connects to a chemical air filter canister to protect the lungs and eyes from toxic gases. It provides total protection from eye and lung irritants. The filter canister lasts for 12 hours of use. Changing a filter is a move action. The purchase DC for one extra filter canister is 6.</text:span></text:p>
      <text:h text:style-name="P17" text:outline-level="3"><text:span text:style-name="T8">GPS Receiver</text:span></text:h>
      <text:p text:style-name="P1"><text:span text:style-name="T7">Global positioning system receivers use signals from GPS satellites to determine the receiver’s location to within a few dozen feet. A GPS receiver grants its user a +4 equipment bonus on Navigate checks, but because the receiver must be able to pick up satellite signals, it only works outdoors.</text:span></text:p>
      <text:h text:style-name="P17" text:outline-level="3"><text:span text:style-name="T8">Map</text:span></text:h>
      <text:p text:style-name="P1"><text:span text:style-name="T7">While a compass or GPS receiver can help characters find their way through the wilderness, a map can tell a character where he or she is going and what to expect when he or she gets there.</text:span></text:p>
      <text:p text:style-name="P1"><text:span text:style-name="Core_20_Body_20_Italic"><text:span text:style-name="T9">Road Atlas:</text:span></text:span><text:span text:style-name="T7"> Road atlases are available for the entire United States, showing all major roads in each state. They can also be purchased for most major metropolitan areas, detailing every street in the entire region.</text:span></text:p>
      <text:p text:style-name="P1"><text:span text:style-name="Core_20_Body_20_Italic"><text:span text:style-name="T9">Tactical Map:</text:span></text:span><text:span text:style-name="T7"> A tactical map covers a small area—usually a few miles on a side—in exacting detail. Generally, every building is represented, along with all roads, trails, and areas of vegetation. Tactical maps are not available for all areas, and, though inexpensive, they generally have to be ordered from federal mapping agencies (taking a week or longer to obtain).</text:span></text:p>
      <text:h text:style-name="P17" text:outline-level="3"><text:span text:style-name="T8">Mesh Vest</text:span></text:h>
      <text:p text:style-name="P1"><text:span text:style-name="T7">This is a lightweight vest with a series of pockets for items such as a compass, spare ammunition magazines, pressure bandages, and a radio, along with loops for attaching grenades, knives, or tools. It can hold up to 40 pounds of equipment.</text:span></text:p>
      <text:p text:style-name="P1"><text:span text:style-name="T7">A mesh vest provides a +2 equipment bonus to Strength for the purpose of determining carrying capacity. </text:span></text:p>
      <text:h text:style-name="P17" text:outline-level="3"><text:span text:style-name="T8">Portable Stove</text:span></text:h>
      <text:p text:style-name="P1"><text:span text:style-name="T7">This small stove works on kerosene or white gasoline, and can easily be broken down and carried for backpacking.</text:span></text:p>
      <text:h text:style-name="P17" text:outline-level="3"><text:span text:style-name="T8">Rope</text:span></text:h>
      <text:p text:style-name="P1"><text:span text:style-name="T7">Climbing rope can support up to 1,000 pounds.</text:span></text:p>
      <text:h text:style-name="P17" text:outline-level="3"><text:span text:style-name="T8">Sleeping Bag</text:span></text:h>
      <text:p text:style-name="P1"><text:span text:style-name="T7">This lightweight sleeping bag rolls up compactly. It can keep a character warm even in severe weather and can also double as a stretcher in an emergency.</text:span></text:p>
      <text:h text:style-name="P17" text:outline-level="3"><text:soft-page-break/><text:span text:style-name="T8">Tent</text:span></text:h>
      <text:p text:style-name="P1"><text:span text:style-name="T7">A tent keeps a character warm and dry in severe weather, providing a +2 equipment bonus on Fortitude saves against the effects of cold weather.</text:span></text:p>
      <text:h text:style-name="P17" text:outline-level="3"><text:span text:style-name="T8">Trail Rations</text:span></text:h>
      <text:p text:style-name="P1"><text:span text:style-name="T7">Trail rations come in a number of commercial options. They all provide the necessary energy and nutrition for survival. The purchase DC given is for a case of 12 meals.</text:span></text:p>
      <text:h text:style-name="P21" text:outline-level="2"/>
      <text:h text:style-name="P19" text:outline-level="2"><text:span text:style-name="T5">Weapon Accessories</text:span></text:h>
      <text:p text:style-name="P1"><text:span text:style-name="T7">As if modern weapons weren’t dangerous enough, a number of accessories can increase their utility or efficiency.</text:span></text:p>
      <text:h text:style-name="P17" text:outline-level="3"><text:span text:style-name="T8">Box Magazine</text:span></text:h>
      <text:p text:style-name="P1"><text:span text:style-name="T7">For weapons that use box magazines, a character can purchase extras. Loading these extra magazines ahead of time and keeping them in a handy place makes it easy to reload a weapon in combat.</text:span></text:p>
      <text:h text:style-name="P17" text:outline-level="3"><text:span text:style-name="T8">Detonator</text:span></text:h>
      <text:p text:style-name="P1"><text:span text:style-name="T7">A detonator activates an explosive, causing it to explode. The device consists of an electrically activated blasting cap and some sort of device that delivers the electrical charge to set off the blasting cap. Connecting a detonator to an explosive requires a Demolitions check (DC 15). Failure means that the explosive fails to go off as planned. Failure by 10 or more means the explosive goes off as the detonator is being installed.</text:span></text:p>
      <text:p text:style-name="P1"><text:span text:style-name="Core_20_Body_20_Italic"><text:span text:style-name="T9">Blasting Cap:</text:span></text:span><text:span text:style-name="T7"> This is a detonator without a built-in controller. It can be wired into any electrical device, such as a light switch or a car’s ignition switch, with a Demolitions check (DC 10). When the electrical device is activated, the detonator goes off.</text:span></text:p>
      <text:p text:style-name="P1"><text:span text:style-name="Core_20_Body_20_Italic"><text:span text:style-name="T9">Radio Control:</text:span></text:span><text:span text:style-name="T7"> This device consists of two parts: the detonator itself and the activation device. The activation device is an electronic item about the size of a deck of cards, with an antenna, a safety, and an activation switch. When the switch is toggled, the activation device sends a signal to the detonator by radio, setting it off. It has a range of 500 feet.</text:span></text:p>
      <text:p text:style-name="P1"><text:span text:style-name="Core_20_Body_20_Italic"><text:span text:style-name="T9">Timed:</text:span></text:span><text:span text:style-name="T7"> This is an electronic timer connected to the detonator. Like an alarm clock, it can be set to go off at a particular time.</text:span></text:p>
      <text:p text:style-name="P1"><text:span text:style-name="Core_20_Body_20_Italic"><text:span text:style-name="T9">Wired:</text:span></text:span><text:span text:style-name="T9"> </text:span><text:span text:style-name="T7">This is the simplest form of detonator. The blasting cap connects by a wire to an activation device, usually a small pistol-grip device that the user squeezes. The detonator comes with 100 feet of wire, but longer lengths can be spliced in with a Demolitions check (DC 10).</text:span></text:p>
      <text:h text:style-name="P17" text:outline-level="3"><text:span text:style-name="T8">Holster</text:span></text:h>
      <text:p text:style-name="P1"><text:span text:style-name="T7">Holsters are generally available for all Medium-size or smaller firearms.</text:span></text:p>
      <text:p text:style-name="P1"><text:span text:style-name="Core_20_Body_20_Italic"><text:span text:style-name="T9">Hip:</text:span></text:span><text:span text:style-name="T7"> This holster holds the weapon in an easily accessed—and easily seen—location.</text:span></text:p>
      <text:p text:style-name="P1"><text:span text:style-name="Core_20_Body_20_Italic"><text:span text:style-name="T9">Concealed Carry:</text:span></text:span><text:span text:style-name="T9"> </text:span><text:span text:style-name="T7">A concealed carry holster is designed to help keep a weapon out of sight (see Concealed Weapons and Objects). In most cases, this is a shoulder holster (the weapon fits under the wearer’s armpit, presumably beneath a jacket). Small or Tiny weapons can be carried in waistband holsters (often placed inside the wearer’s waistband against his or her back). Tiny weapons can also be carried in ankle or boot holsters.</text:span></text:p>
      <text:h text:style-name="P17" text:outline-level="3"><text:span text:style-name="T8">Illuminator</text:span></text:h>
      <text:p text:style-name="P1"><text:span text:style-name="T7">An illuminator is a small flashlight that mounts to a firearm, freeing up one of the user’s hands. It functions as a standard flashlight.</text:span></text:p>
      <text:h text:style-name="P17" text:outline-level="3"><text:span text:style-name="T8">Laser Sight</text:span></text:h>
      <text:p text:style-name="P1"><text:span text:style-name="T7">This small laser mounts on a firearm, and projects a tiny red dot on the weapon’s target. A laser sight grants a +1 equipment bonus on all attack rolls made against targets no farther than 30 feet away. However, a laser sight can’t be used outdoors during the daytime.</text:span></text:p>
      <text:h text:style-name="P17" text:outline-level="3"><text:span text:style-name="T8">Scope</text:span></text:h>
      <text:p text:style-name="P1"><text:span text:style-name="T7">A scope is a sighting device that makes it easier to hit targets at long range. However, although a scope magnifies the image of the target, it has a very limited field of view, making it difficult to use.</text:span></text:p>
      <text:p text:style-name="P1"><text:span text:style-name="Core_20_Body_20_Italic"><text:span text:style-name="T9">Standard:</text:span></text:span><text:span text:style-name="T7"> A standard scope increases the range increment for a ranged weapon by one-half (multiply by 1.5). However, to use a scope a character must spend an attack action acquiring his or her target. If the character changes targets or otherwise lose sight of the target, he or she must reacquire the target to gain the benefit of the scope.</text:span></text:p>
      <text:p text:style-name="P1"><text:span text:style-name="Core_20_Body_20_Italic"><text:span text:style-name="T9">Electro-Optical:</text:span></text:span><text:span text:style-name="T9"> </text:span><text:span text:style-name="T7">An electro-optical scope functions the same as a standard scope in normal light. In darkness, however, the user sees through it as if he or she had the darkvision ability granted by night vision goggles.</text:span></text:p>
      <text:h text:style-name="P17" text:outline-level="3"><text:soft-page-break/><text:span text:style-name="T8">Speed Loader</text:span></text:h>
      <text:p text:style-name="P1"><text:span text:style-name="T7">A speed loader holds a number of bullets in a ring, in a position that mirrors the chambers in a revolver cylinder. Using a speed loader saves time in reloading a revolver, since a character can insert all the bullets at once.</text:span></text:p>
      <text:h text:style-name="P17" text:outline-level="3"><text:span text:style-name="T8">Suppressor</text:span></text:h>
      <text:p text:style-name="P1"><text:span text:style-name="T7">A suppressor fits on the end of a firearm, capturing the gases traveling at supersonic speed that propel a bullet as it is fired. This eliminates the noise from the bullet’s firing, dramatically reducing the sound the weapon makes when it is used. For handguns, the only sound is the mechanical action of the weapon (Listen check, DC 15, to notice). For longarms, the supersonic speed of the bullet itself still makes noise. However, it’s difficult to tell where the sound is coming from, requiring a Listen check (DC 15) to locate the source of the gunfire.</text:span></text:p>
      <text:p text:style-name="P1"><text:span text:style-name="T7">Modifying a weapon to accept a suppressor requires a Repair check (DC 15). Once a weapon has been modified in this manner, a suppressor can be attached or removed as a move action.</text:span></text:p>
      <text:p text:style-name="P1"><text:span text:style-name="T7">Suppressors cannot be used on revolvers or shotguns. A suppressor purchased for one weapon can be used for any other weapon that fires the same caliber of ammunition.</text:span></text:p>
      <text:p text:style-name="P2"/>
      <text:h text:style-name="P15" text:outline-level="1"><text:span text:style-name="T4">Lifestyle</text:span></text:h>
      <text:p text:style-name="P1"><text:span text:style-name="T7">Lifestyle items include travel expenses, entertainment and meals beyond the ordinary, and housing, for those characters interested in buying a home rather than renting. Lifestyle items are shown on the table below.</text:span></text:p>
      <text:p text:style-name="P2"/>
      <table:table table:name="Table3" table:style-name="Table3">
        <table:table-column table:style-name="Table3.A"/>
        <table:table-column table:style-name="Table3.B"/>
        <table:table-row table:style-name="Table3.1">
          <table:table-cell table:style-name="Table3.A1" table:number-columns-spanned="2" office:value-type="string">
            <text:p text:style-name="P8"><text:span text:style-name="T11">Table : Lifestyle Items</text:span></text:p>
          </table:table-cell>
          <table:covered-table-cell/>
        </table:table-row>
        <table:table-row table:style-name="Table3.2">
          <table:table-cell table:style-name="Table3.A2" office:value-type="string">
            <text:p text:style-name="P9"><text:span text:style-name="T2">Housing</text:span></text:p>
          </table:table-cell>
          <table:table-cell table:style-name="Table3.A2" office:value-type="string">
            <text:h text:style-name="P23" text:outline-level="5"><text:span text:style-name="T2">Purchase DC</text:span></text:h>
          </table:table-cell>
        </table:table-row>
        <table:table-row table:style-name="Table3.2">
          <table:table-cell table:style-name="Table3.A2" office:value-type="string">
            <text:p text:style-name="P1"><text:span text:style-name="T13">Small condo</text:span></text:p>
          </table:table-cell>
          <table:table-cell table:style-name="Table3.A2" office:value-type="string">
            <text:p text:style-name="P10"><text:span text:style-name="T13">28</text:span></text:p>
          </table:table-cell>
        </table:table-row>
        <table:table-row table:style-name="Table3.2">
          <table:table-cell table:style-name="Table3.A2" office:value-type="string">
            <text:p text:style-name="P1"><text:span text:style-name="T13">Large condo</text:span></text:p>
          </table:table-cell>
          <table:table-cell table:style-name="Table3.A2" office:value-type="string">
            <text:p text:style-name="P10"><text:span text:style-name="T13">30</text:span></text:p>
          </table:table-cell>
        </table:table-row>
        <table:table-row table:style-name="Table3.2">
          <table:table-cell table:style-name="Table3.A2" office:value-type="string">
            <text:p text:style-name="P1"><text:span text:style-name="T13">Small house</text:span></text:p>
          </table:table-cell>
          <table:table-cell table:style-name="Table3.A2" office:value-type="string">
            <text:p text:style-name="P10"><text:span text:style-name="T13">30</text:span></text:p>
          </table:table-cell>
        </table:table-row>
        <table:table-row table:style-name="Table3.2">
          <table:table-cell table:style-name="Table3.A2" office:value-type="string">
            <text:p text:style-name="P1"><text:span text:style-name="T13">Medium house</text:span></text:p>
          </table:table-cell>
          <table:table-cell table:style-name="Table3.A2" office:value-type="string">
            <text:p text:style-name="P10"><text:span text:style-name="T13">32</text:span></text:p>
          </table:table-cell>
        </table:table-row>
        <table:table-row table:style-name="Table3.2">
          <table:table-cell table:style-name="Table3.A2" office:value-type="string">
            <text:p text:style-name="P1"><text:span text:style-name="T13">Large house</text:span></text:p>
          </table:table-cell>
          <table:table-cell table:style-name="Table3.A2" office:value-type="string">
            <text:p text:style-name="P10"><text:span text:style-name="T13">34</text:span></text:p>
          </table:table-cell>
        </table:table-row>
        <table:table-row table:style-name="Table3.2">
          <table:table-cell table:style-name="Table3.A2" office:value-type="string">
            <text:p text:style-name="P1"><text:span text:style-name="T13">Mansion</text:span></text:p>
          </table:table-cell>
          <table:table-cell table:style-name="Table3.A2" office:value-type="string">
            <text:p text:style-name="P10"><text:span text:style-name="T13">36</text:span></text:p>
          </table:table-cell>
        </table:table-row>
        <table:table-row table:style-name="Table3.2">
          <table:table-cell table:style-name="Table3.A2" office:value-type="string">
            <text:p text:style-name="P3"/>
          </table:table-cell>
          <table:table-cell table:style-name="Table3.A2" office:value-type="string">
            <text:p text:style-name="P7"/>
          </table:table-cell>
        </table:table-row>
        <table:table-row table:style-name="Table3.2">
          <table:table-cell table:style-name="Table3.A2" office:value-type="string">
            <text:h text:style-name="P17" text:outline-level="3"><text:span text:style-name="T2">Entertainment</text:span></text:h>
          </table:table-cell>
          <table:table-cell table:style-name="Table3.A2" office:value-type="string">
            <text:h text:style-name="P18" text:outline-level="3"><text:span text:style-name="T2">Purchase DC</text:span></text:h>
          </table:table-cell>
        </table:table-row>
        <table:table-row table:style-name="Table3.2">
          <table:table-cell table:style-name="Table3.A2" office:value-type="string">
            <text:p text:style-name="P1"><text:span text:style-name="T13">Movie ticket</text:span></text:p>
          </table:table-cell>
          <table:table-cell table:style-name="Table3.A2" office:value-type="string">
            <text:p text:style-name="P10"><text:span text:style-name="T13">3</text:span></text:p>
          </table:table-cell>
        </table:table-row>
        <table:table-row table:style-name="Table3.2">
          <table:table-cell table:style-name="Table3.A2" office:value-type="string">
            <text:p text:style-name="P1"><text:span text:style-name="T13">Theater ticket</text:span></text:p>
          </table:table-cell>
          <table:table-cell table:style-name="Table3.A2" office:value-type="string">
            <text:p text:style-name="P10"><text:span text:style-name="T13">7</text:span></text:p>
          </table:table-cell>
        </table:table-row>
        <table:table-row table:style-name="Table3.2">
          <table:table-cell table:style-name="Table3.A2" office:value-type="string">
            <text:p text:style-name="P1"><text:span text:style-name="T13">Sporting event ticket</text:span></text:p>
          </table:table-cell>
          <table:table-cell table:style-name="Table3.A2" office:value-type="string">
            <text:p text:style-name="P10"><text:span text:style-name="T13">7</text:span></text:p>
          </table:table-cell>
        </table:table-row>
        <text:soft-page-break/>
        <table:table-row table:style-name="Table3.2">
          <table:table-cell table:style-name="Table3.A2" office:value-type="string">
            <text:p text:style-name="P3"/>
          </table:table-cell>
          <table:table-cell table:style-name="Table3.A2" office:value-type="string">
            <text:p text:style-name="P7"/>
          </table:table-cell>
        </table:table-row>
        <table:table-row table:style-name="Table3.2">
          <table:table-cell table:style-name="Table3.A2" office:value-type="string">
            <text:h text:style-name="P17" text:outline-level="3"><text:span text:style-name="T2">Meals</text:span></text:h>
          </table:table-cell>
          <table:table-cell table:style-name="Table3.A2" office:value-type="string">
            <text:h text:style-name="P18" text:outline-level="3"><text:span text:style-name="T2">Purchase DC</text:span></text:h>
          </table:table-cell>
        </table:table-row>
        <table:table-row table:style-name="Table3.2">
          <table:table-cell table:style-name="Table3.A2" office:value-type="string">
            <text:p text:style-name="P1"><text:span text:style-name="T13">Fast food</text:span></text:p>
          </table:table-cell>
          <table:table-cell table:style-name="Table3.A2" office:value-type="string">
            <text:p text:style-name="P10"><text:span text:style-name="T13">2</text:span></text:p>
          </table:table-cell>
        </table:table-row>
        <table:table-row table:style-name="Table3.2">
          <table:table-cell table:style-name="Table3.A2" office:value-type="string">
            <text:p text:style-name="P1"><text:span text:style-name="T13">Family restaurant</text:span></text:p>
          </table:table-cell>
          <table:table-cell table:style-name="Table3.A2" office:value-type="string">
            <text:p text:style-name="P10"><text:span text:style-name="T13">4</text:span></text:p>
          </table:table-cell>
        </table:table-row>
        <table:table-row table:style-name="Table3.2">
          <table:table-cell table:style-name="Table3.A2" office:value-type="string">
            <text:p text:style-name="P1"><text:span text:style-name="T13">Upscale restaurant</text:span></text:p>
          </table:table-cell>
          <table:table-cell table:style-name="Table3.A2" office:value-type="string">
            <text:p text:style-name="P10"><text:span text:style-name="T13">7</text:span></text:p>
          </table:table-cell>
        </table:table-row>
        <table:table-row table:style-name="Table3.2">
          <table:table-cell table:style-name="Table3.A2" office:value-type="string">
            <text:p text:style-name="P1"><text:span text:style-name="T13">Fancy restaurant</text:span></text:p>
          </table:table-cell>
          <table:table-cell table:style-name="Table3.A2" office:value-type="string">
            <text:p text:style-name="P10"><text:span text:style-name="T13">9</text:span></text:p>
          </table:table-cell>
        </table:table-row>
        <table:table-row table:style-name="Table3.2">
          <table:table-cell table:style-name="Table3.A2" office:value-type="string">
            <text:p text:style-name="P3"/>
          </table:table-cell>
          <table:table-cell table:style-name="Table3.A2" office:value-type="string">
            <text:p text:style-name="P7"/>
          </table:table-cell>
        </table:table-row>
        <table:table-row table:style-name="Table3.2">
          <table:table-cell table:style-name="Table3.A2" office:value-type="string">
            <text:h text:style-name="P17" text:outline-level="3"><text:span text:style-name="T2">Transportation</text:span></text:h>
          </table:table-cell>
          <table:table-cell table:style-name="Table3.A2" office:value-type="string">
            <text:h text:style-name="P18" text:outline-level="3"><text:span text:style-name="T2">Purchase DC</text:span></text:h>
          </table:table-cell>
        </table:table-row>
        <table:table-row table:style-name="Table3.2">
          <table:table-cell table:style-name="Table3.A2" office:value-type="string">
            <text:p text:style-name="P1"><text:span text:style-name="T13">Airfare</text:span></text:p>
          </table:table-cell>
          <table:table-cell table:style-name="Table3.A2" office:value-type="string">
            <text:p text:style-name="P4"/>
          </table:table-cell>
        </table:table-row>
        <table:table-row table:style-name="Table3.2">
          <table:table-cell table:style-name="Table3.A2" office:value-type="string">
            <text:p text:style-name="P12"><text:span text:style-name="T13">Domestic, coach</text:span></text:p>
          </table:table-cell>
          <table:table-cell table:style-name="Table3.A2" office:value-type="string">
            <text:p text:style-name="P10"><text:span text:style-name="T13">14</text:span></text:p>
          </table:table-cell>
        </table:table-row>
        <table:table-row table:style-name="Table3.2">
          <table:table-cell table:style-name="Table3.A2" office:value-type="string">
            <text:p text:style-name="P12"><text:span text:style-name="T13">Domestic, first class</text:span></text:p>
          </table:table-cell>
          <table:table-cell table:style-name="Table3.A2" office:value-type="string">
            <text:p text:style-name="P10"><text:span text:style-name="T13">17</text:span></text:p>
          </table:table-cell>
        </table:table-row>
        <table:table-row table:style-name="Table3.2">
          <table:table-cell table:style-name="Table3.A2" office:value-type="string">
            <text:p text:style-name="P12"><text:span text:style-name="T13">International, coach</text:span></text:p>
          </table:table-cell>
          <table:table-cell table:style-name="Table3.A2" office:value-type="string">
            <text:p text:style-name="P10"><text:span text:style-name="T13">18</text:span></text:p>
          </table:table-cell>
        </table:table-row>
        <table:table-row table:style-name="Table3.2">
          <table:table-cell table:style-name="Table3.A2" office:value-type="string">
            <text:p text:style-name="P12"><text:span text:style-name="T13">International, first class</text:span></text:p>
          </table:table-cell>
          <table:table-cell table:style-name="Table3.A2" office:value-type="string">
            <text:p text:style-name="P10"><text:span text:style-name="T13">22</text:span></text:p>
          </table:table-cell>
        </table:table-row>
        <text:soft-page-break/>
        <table:table-row table:style-name="Table3.2">
          <table:table-cell table:style-name="Table3.A2" office:value-type="string">
            <text:p text:style-name="P1"><text:span text:style-name="T13">Car rental</text:span></text:p>
          </table:table-cell>
          <table:table-cell table:style-name="Table3.A2" office:value-type="string">
            <text:p text:style-name="P4"/>
          </table:table-cell>
        </table:table-row>
        <table:table-row table:style-name="Table3.2">
          <table:table-cell table:style-name="Table3.A2" office:value-type="string">
            <text:p text:style-name="P12"><text:span text:style-name="T13">Economy car</text:span></text:p>
          </table:table-cell>
          <table:table-cell table:style-name="Table3.A2" office:value-type="string">
            <text:p text:style-name="P10"><text:span text:style-name="T13">6</text:span></text:p>
          </table:table-cell>
        </table:table-row>
        <table:table-row table:style-name="Table3.2">
          <table:table-cell table:style-name="Table3.A2" office:value-type="string">
            <text:p text:style-name="P12"><text:span text:style-name="T13">Mid-size or truck</text:span></text:p>
          </table:table-cell>
          <table:table-cell table:style-name="Table3.A2" office:value-type="string">
            <text:p text:style-name="P10"><text:span text:style-name="T13">8</text:span></text:p>
          </table:table-cell>
        </table:table-row>
        <table:table-row table:style-name="Table3.2">
          <table:table-cell table:style-name="Table3.A2" office:value-type="string">
            <text:p text:style-name="P12"><text:span text:style-name="T13">Luxury</text:span></text:p>
          </table:table-cell>
          <table:table-cell table:style-name="Table3.A2" office:value-type="string">
            <text:p text:style-name="P10"><text:span text:style-name="T13">10</text:span></text:p>
          </table:table-cell>
        </table:table-row>
        <table:table-row table:style-name="Table3.2">
          <table:table-cell table:style-name="Table3.A2" office:value-type="string">
            <text:p text:style-name="P3"/>
          </table:table-cell>
          <table:table-cell table:style-name="Table3.A2" office:value-type="string">
            <text:p text:style-name="P7"/>
          </table:table-cell>
        </table:table-row>
        <table:table-row table:style-name="Table3.2">
          <table:table-cell table:style-name="Table3.A2" office:value-type="string">
            <text:h text:style-name="P17" text:outline-level="3"><text:span text:style-name="T2">Lodging</text:span></text:h>
          </table:table-cell>
          <table:table-cell table:style-name="Table3.A2" office:value-type="string">
            <text:h text:style-name="P18" text:outline-level="3"><text:span text:style-name="T2">Purchase DC</text:span></text:h>
          </table:table-cell>
        </table:table-row>
        <table:table-row table:style-name="Table3.2">
          <table:table-cell table:style-name="Table3.A2" office:value-type="string">
            <text:p text:style-name="P1"><text:span text:style-name="T13">Budget motel</text:span></text:p>
          </table:table-cell>
          <table:table-cell table:style-name="Table3.A2" office:value-type="string">
            <text:p text:style-name="P10"><text:span text:style-name="T13">7</text:span></text:p>
          </table:table-cell>
        </table:table-row>
        <table:table-row table:style-name="Table3.2">
          <table:table-cell table:style-name="Table3.A2" office:value-type="string">
            <text:p text:style-name="P1"><text:span text:style-name="T13">Average hotel</text:span></text:p>
          </table:table-cell>
          <table:table-cell table:style-name="Table3.A2" office:value-type="string">
            <text:p text:style-name="P10"><text:span text:style-name="T13">9</text:span></text:p>
          </table:table-cell>
        </table:table-row>
        <table:table-row table:style-name="Table3.2">
          <table:table-cell table:style-name="Table3.A35" office:value-type="string">
            <text:p text:style-name="P8"><text:span text:style-name="T13">Upscale hotel</text:span></text:p>
          </table:table-cell>
          <table:table-cell table:style-name="Table3.A35" office:value-type="string">
            <text:p text:style-name="P11"><text:span text:style-name="T13">11</text:span></text:p>
          </table:table-cell>
        </table:table-row>
      </table:table>
      <text:p text:style-name="P2"/>
      <text:h text:style-name="P17" text:outline-level="3"><text:span text:style-name="T8">Housing</text:span></text:h>
      <text:p text:style-name="P1"><text:span text:style-name="T7">A number of types of homes are mentioned on Table:Lifestyle. The purchase DC covers the down payment, not the total cost of the home. (A character buying a home does not have to worry about mortgage payments; they simply replace the hero’s rent, which is already accounted for in the Wealth system)</text:span></text:p>
      <text:p text:style-name="P1"><text:span text:style-name="T7">The small house and condo are one- or two-bedroom homes, probably with curbside parking. The large condo and medium house are three-bedroom homes with garage or carport parking for one or two cars. The large house is a four-bedroom home with a two-car garage, while the mansion is a five- or six-bedroom home with an extra den, spacious rooms throughout, and a three-car garage. All of these homes are of typical construction; luxury appointments or avant garde design is available with a +2 increase to the purchase DC.</text:span></text:p>
      <text:p text:style-name="P1"><text:span text:style-name="T7">Location dramatically affects a home’s value. The given purchase DC assumes a typical suburban location. An undesirable location, such as a bad neighborhood or a remote rural site, reduces the purchase DC by 2. A particularly good location in an upscale neighborhood or city center increases the purchase DC by 2.</text:span></text:p>
      <text:h text:style-name="P17" text:outline-level="3"><text:span text:style-name="T8">Entertainment</text:span></text:h>
      <text:p text:style-name="P1"><text:span text:style-name="T7">Purchase DCs are given for several entertainment options. They represent the purchase of a single ticket. A pair of tickets can be purchased together; doing so increases the purchase DC by 2.</text:span></text:p>
      <text:h text:style-name="P17" text:outline-level="3"><text:span text:style-name="T8">Meals</text:span></text:h>
      <text:p text:style-name="P1"><text:span text:style-name="T7">Several typical meal costs are provided. The cost of picking up the tab for additional diners adds +2 per person to the purchase DC. </text:span></text:p>
      <text:h text:style-name="P17" text:outline-level="3"><text:span text:style-name="T8">Transportation</text:span></text:h>
      <text:p text:style-name="P1"><text:span text:style-name="T7">Airfare tickets are for a single passenger round trip. One-way tickets are available, but only reduce the purchase DC by 2. Car rentals and lodging rates are per day.</text:span></text:p>
      <text:p text:style-name="P2"/>
      <text:h text:style-name="P15" text:outline-level="1"><text:span text:style-name="T4">Services</text:span></text:h>
      <text:p text:style-name="P1"><text:span text:style-name="T7">The broad spectrum of services available to characters is only represented in overview here. Services are identified on Table:Services.</text:span></text:p>
      <text:p text:style-name="P2"/>
      <table:table table:name="Table4" table:style-name="Table4">
        <table:table-column table:style-name="Table4.A"/>
        <table:table-column table:style-name="Table4.B"/>
        <table:table-row table:style-name="Table4.1">
          <table:table-cell table:style-name="Table4.A1" table:number-columns-spanned="2" office:value-type="string">
            <text:p text:style-name="P8"><text:span text:style-name="T11">Table: Services</text:span></text:p>
          </table:table-cell>
          <table:covered-table-cell/>
        </table:table-row>
        <table:table-row table:style-name="Table4.2">
          <table:table-cell table:style-name="Table4.A2" office:value-type="string">
            <text:p text:style-name="P9"><text:span text:style-name="T2">Item</text:span></text:p>
          </table:table-cell>
          <table:table-cell table:style-name="Table4.A2" office:value-type="string">
            <text:h text:style-name="P23" text:outline-level="5"><text:span text:style-name="T2">Purchase DC</text:span></text:h>
          </table:table-cell>
        </table:table-row>
        <table:table-row table:style-name="Table4.2">
          <table:table-cell table:style-name="Table4.A2" office:value-type="string">
            <text:p text:style-name="P1"><text:span text:style-name="T13">Auto repair</text:span></text:p>
          </table:table-cell>
          <table:table-cell table:style-name="Table4.A2" office:value-type="string">
            <text:p text:style-name="P4"/>
          </table:table-cell>
        </table:table-row>
        <table:table-row table:style-name="Table4.2">
          <table:table-cell table:style-name="Table4.A2" office:value-type="string">
            <text:p text:style-name="P12"><text:span text:style-name="T13">1 to 10 hp damage</text:span></text:p>
          </table:table-cell>
          <table:table-cell table:style-name="Table4.A2" office:value-type="string">
            <text:p text:style-name="P10"><text:span text:style-name="T13">15</text:span></text:p>
          </table:table-cell>
        </table:table-row>
        <table:table-row table:style-name="Table4.2">
          <table:table-cell table:style-name="Table4.A2" office:value-type="string">
            <text:p text:style-name="P12"><text:span text:style-name="T13">11 to 20 hp damage</text:span></text:p>
          </table:table-cell>
          <table:table-cell table:style-name="Table4.A2" office:value-type="string">
            <text:p text:style-name="P10"><text:span text:style-name="T13">18</text:span></text:p>
          </table:table-cell>
        </table:table-row>
        <table:table-row table:style-name="Table4.2">
          <table:table-cell table:style-name="Table4.A2" office:value-type="string">
            <text:p text:style-name="P12"><text:span text:style-name="T13">21 to 30 hp damage</text:span></text:p>
          </table:table-cell>
          <table:table-cell table:style-name="Table4.A2" office:value-type="string">
            <text:p text:style-name="P10"><text:span text:style-name="T13">21</text:span></text:p>
          </table:table-cell>
        </table:table-row>
        <table:table-row table:style-name="Table4.2">
          <table:table-cell table:style-name="Table4.A2" office:value-type="string">
            <text:p text:style-name="P12"><text:span text:style-name="T13">30+ hp damage</text:span></text:p>
          </table:table-cell>
          <table:table-cell table:style-name="Table4.A2" office:value-type="string">
            <text:p text:style-name="P10"><text:span text:style-name="T13">24</text:span></text:p>
          </table:table-cell>
        </table:table-row>
        <table:table-row table:style-name="Table4.2">
          <table:table-cell table:style-name="Table4.A2" office:value-type="string">
            <text:p text:style-name="P12"><text:span text:style-name="T13">Towing</text:span></text:p>
          </table:table-cell>
          <table:table-cell table:style-name="Table4.A2" office:value-type="string">
            <text:p text:style-name="P10"><text:span text:style-name="T13">8</text:span></text:p>
          </table:table-cell>
        </table:table-row>
        <table:table-row table:style-name="Table4.2">
          <table:table-cell table:style-name="Table4.A2" office:value-type="string">
            <text:p text:style-name="P1"><text:span text:style-name="T13">Bail bonds</text:span></text:p>
          </table:table-cell>
          <table:table-cell table:style-name="Table4.A2" office:value-type="string">
            <text:p text:style-name="P4"/>
          </table:table-cell>
        </table:table-row>
        <table:table-row table:style-name="Table4.2">
          <table:table-cell table:style-name="Table4.A2" office:value-type="string">
            <text:p text:style-name="P12"><text:span text:style-name="T13">Property crime</text:span></text:p>
          </table:table-cell>
          <table:table-cell table:style-name="Table4.A2" office:value-type="string">
            <text:p text:style-name="P10"><text:span text:style-name="T13">13</text:span></text:p>
          </table:table-cell>
        </table:table-row>
        <table:table-row table:style-name="Table4.2">
          <table:table-cell table:style-name="Table4.A2" office:value-type="string">
            <text:p text:style-name="P12"><text:span text:style-name="T13">Assault crime</text:span></text:p>
          </table:table-cell>
          <table:table-cell table:style-name="Table4.A2" office:value-type="string">
            <text:p text:style-name="P10"><text:span text:style-name="T13">16</text:span></text:p>
          </table:table-cell>
        </table:table-row>
        <table:table-row table:style-name="Table4.2">
          <table:table-cell table:style-name="Table4.A2" office:value-type="string">
            <text:p text:style-name="P12"><text:span text:style-name="T13">Death crime</text:span></text:p>
          </table:table-cell>
          <table:table-cell table:style-name="Table4.A2" office:value-type="string">
            <text:p text:style-name="P10"><text:span text:style-name="T13">22</text:span></text:p>
          </table:table-cell>
        </table:table-row>
        <table:table-row table:style-name="Table4.2">
          <table:table-cell table:style-name="Table4.A2" office:value-type="string">
            <text:p text:style-name="P1"><text:span text:style-name="T13">Bribery</text:span></text:p>
          </table:table-cell>
          <table:table-cell table:style-name="Table4.A2" office:value-type="string">
            <text:p text:style-name="P4"/>
          </table:table-cell>
        </table:table-row>
        <text:soft-page-break/>
        <table:table-row table:style-name="Table4.2">
          <table:table-cell table:style-name="Table4.A2" office:value-type="string">
            <text:p text:style-name="P12"><text:span text:style-name="T13">Bouncer</text:span></text:p>
          </table:table-cell>
          <table:table-cell table:style-name="Table4.A2" office:value-type="string">
            <text:p text:style-name="P10"><text:span text:style-name="T13">6</text:span></text:p>
          </table:table-cell>
        </table:table-row>
        <table:table-row table:style-name="Table4.2">
          <table:table-cell table:style-name="Table4.A2" office:value-type="string">
            <text:p text:style-name="P12"><text:span text:style-name="T13">Bureaucrat</text:span></text:p>
          </table:table-cell>
          <table:table-cell table:style-name="Table4.A2" office:value-type="string">
            <text:p text:style-name="P10"><text:span text:style-name="T13">10</text:span></text:p>
          </table:table-cell>
        </table:table-row>
        <table:table-row table:style-name="Table4.2">
          <table:table-cell table:style-name="Table4.A2" office:value-type="string">
            <text:p text:style-name="P12"><text:span text:style-name="T13">Informant</text:span></text:p>
          </table:table-cell>
          <table:table-cell table:style-name="Table4.A2" office:value-type="string">
            <text:p text:style-name="P10"><text:span text:style-name="T13">7</text:span></text:p>
          </table:table-cell>
        </table:table-row>
        <table:table-row table:style-name="Table4.2">
          <table:table-cell table:style-name="Table4.A2" office:value-type="string">
            <text:p text:style-name="P12"><text:span text:style-name="T13">Police officer</text:span></text:p>
          </table:table-cell>
          <table:table-cell table:style-name="Table4.A2" office:value-type="string">
            <text:p text:style-name="P10"><text:span text:style-name="T13">10</text:span></text:p>
          </table:table-cell>
        </table:table-row>
        <table:table-row table:style-name="Table4.2">
          <table:table-cell table:style-name="Table4.A2" office:value-type="string">
            <text:p text:style-name="P1"><text:span text:style-name="T13">Legal services</text:span></text:p>
          </table:table-cell>
          <table:table-cell table:style-name="Table4.A2" office:value-type="string">
            <text:p text:style-name="P10"><text:span text:style-name="T13">10 + lawyer’s Knowledge (civics) ranks</text:span></text:p>
          </table:table-cell>
        </table:table-row>
        <table:table-row table:style-name="Table4.2">
          <table:table-cell table:style-name="Table4.A2" office:value-type="string">
            <text:p text:style-name="P1"><text:span text:style-name="T13">Medical services</text:span></text:p>
          </table:table-cell>
          <table:table-cell table:style-name="Table4.A2" office:value-type="string">
            <text:p text:style-name="P4"/>
          </table:table-cell>
        </table:table-row>
        <table:table-row table:style-name="Table4.2">
          <table:table-cell table:style-name="Table4.A2" office:value-type="string">
            <text:p text:style-name="P12"><text:span text:style-name="T13">Long-term care</text:span></text:p>
          </table:table-cell>
          <table:table-cell table:style-name="Table4.A2" office:value-type="string">
            <text:p text:style-name="P10"><text:span text:style-name="T13">10</text:span></text:p>
          </table:table-cell>
        </table:table-row>
        <table:table-row table:style-name="Table4.2">
          <table:table-cell table:style-name="Table4.A2" office:value-type="string">
            <text:p text:style-name="P12"><text:span text:style-name="T13">Restore hit points</text:span></text:p>
          </table:table-cell>
          <table:table-cell table:style-name="Table4.A2" office:value-type="string">
            <text:p text:style-name="P10"><text:span text:style-name="T13">12</text:span></text:p>
          </table:table-cell>
        </table:table-row>
        <table:table-row table:style-name="Table4.2">
          <table:table-cell table:style-name="Table4.A2" office:value-type="string">
            <text:p text:style-name="P12"><text:span text:style-name="T13">Surgery</text:span></text:p>
          </table:table-cell>
          <table:table-cell table:style-name="Table4.A2" office:value-type="string">
            <text:p text:style-name="P10"><text:span text:style-name="T13">15</text:span></text:p>
          </table:table-cell>
        </table:table-row>
        <table:table-row table:style-name="Table4.2">
          <table:table-cell table:style-name="Table4.A23" office:value-type="string">
            <text:p text:style-name="P13"><text:span text:style-name="T13">Treat poison/disease</text:span></text:p>
          </table:table-cell>
          <table:table-cell table:style-name="Table4.A23" office:value-type="string">
            <text:p text:style-name="P11"><text:span text:style-name="T13">10</text:span></text:p>
          </table:table-cell>
        </table:table-row>
      </table:table>
      <text:p text:style-name="P2"/>
      <text:h text:style-name="P17" text:outline-level="3"><text:span text:style-name="T8">Auto Repair</text:span></text:h>
      <text:p text:style-name="P1"><text:span text:style-name="T7">Having a car repaired can be expensive; how expensive depends on the amount of damage the vehicle has suffered. The purchase DCs for damage repair assume the vehicle has not actually been disabled; if it has, increase the purchase DC by +3. Repair generally takes 1 day for every 10 hit points of damage dealt, and results in the vehicle being returned to full hit points. </text:span></text:p>
      <text:h text:style-name="P17" text:outline-level="3"><text:span text:style-name="T8">Bail Bonds</text:span></text:h>
      <text:p text:style-name="P1"><text:span text:style-name="T7">Characters jailed for crimes can seek bail. Bail is a monetary guarantee that the suspect will show up for his trial. The bail amount is set by a judge or magistrate, sometimes immediately following arrest (for minor crimes) and sometimes days later (for serious crimes). If bail is granted, a character can arrange for a bail bond—a loan that covers bail. The purchase DCs represent the fees associated with the loan; the bond itself is paid back to the bond agency when the hero shows up for trial. If the hero fails to show up, the agency loses the bail loan, and may send bounty hunters or other thugs after the character.</text:span></text:p>
      <text:p text:style-name="P1"><text:span text:style-name="T7">Bail amounts vary dramatically, depending on the seriousness of the crime, the suspect’s criminal history, his or her role in society, his or her family life, and other factors the judge believes indicate that the character will or will not flee (or commit other crimes) before the trial. An upstanding citizen with a good job and a family who has never before been charged with a crime gets minimal bail; a career criminal with nothing to lose gets maximum bail or may not be granted bail at all. The purchase DCs shown assume the suspect is viewed positively by the court. If not, increase the purchase DC by as much as 5. Whatever the base purchase DC, a successful Diplomacy check (DC 15) by the suspect reduces the purchase DC by 2.</text:span></text:p>
      <text:p text:style-name="P1"><text:span text:style-name="Core_20_Body_20_Italic"><text:span text:style-name="T9">Property Crime:</text:span></text:span><text:span text:style-name="T7"> The crime involved only the destruction of property; no one was attacked or seriously hurt as part of the crime.</text:span></text:p>
      <text:p text:style-name="P1"><text:span text:style-name="Core_20_Body_20_Italic"><text:span text:style-name="T9">Assault Crime:</text:span></text:span><text:span text:style-name="T7"> The crime involved an attack intended to capture, kill, or seriously injure the victim.</text:span></text:p>
      <text:p text:style-name="P1"><text:span text:style-name="Core_20_Body_20_Italic"><text:span text:style-name="T9">Death Crime:</text:span></text:span><text:span text:style-name="T7"> Someone died as a result of the crime.</text:span></text:p>
      <text:h text:style-name="P17" text:outline-level="3"><text:span text:style-name="T8">Medical Services</text:span></text:h>
      <text:p text:style-name="P1"><text:span text:style-name="T7">A character’s medical insurance is built into his or her Wealth bonus; the purchase DCs represent the ancillary expenses not covered, or only partly covered, by insurance. Medical services must be paid for in full regardless of whether they are successful. See the Treat Injury skill for more information on the medical services described below.</text:span></text:p>
      <text:p text:style-name="P1"><text:span text:style-name="Core_20_Body_20_Italic"><text:span text:style-name="T7">In a hospital setting, the necessary treat Injury checks are always successful. The purchase DC is per check.</text:span></text:span></text:p>
      <text:p text:style-name="P1"><text:span text:style-name="Core_20_Body_20_Italic"><text:span text:style-name="T9">Long-Term Care:</text:span></text:span><text:span text:style-name="Core_20_Body_20_Italic"><text:span text:style-name="T7"> </text:span></text:span><text:span text:style-name="T7">The purchase DC represents treatment for regaining hit points or ability score points more quickly than normal on a given day.</text:span></text:p>
      <text:p text:style-name="P1"><text:span text:style-name="Core_20_Body_20_Italic"><text:span text:style-name="T9">Restore Hit Points:</text:span></text:span><text:span text:style-name="T7"> The purchase DC represents treatment for hit point damage from wounds or injuries on a given day.</text:span></text:p>
      <text:p text:style-name="P1"><text:span text:style-name="Core_20_Body_20_Italic"><text:span text:style-name="T9">Surgery:</text:span></text:span><text:span text:style-name="T9"> </text:span><text:span text:style-name="T7">The purchase DC represents the cost of a single surgical procedure.</text:span></text:p>
      <text:p text:style-name="P1"><text:span text:style-name="Core_20_Body_20_Italic"><text:span text:style-name="T9">Poison/Disease:</text:span></text:span><text:span text:style-name="T7"> The purchase DC represents one application of treatment for a poison or dis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Heading_20_5" style:display-name="Heading 5" style:family="paragraph" style:parent-style-name="Standard" style:default-outline-level=""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column_20_headers_20_rev" style:display-name="*table column headers rev"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2.4339in"/>
          <style:tab-stop style:position="-0.3555in" style:type="center" style:leader-style="dotted" style:leader-text="."/>
          <style:tab-stop style:position="0in" style:type="center"/>
          <style:tab-stop style:position="0.0193in" style:type="center"/>
          <style:tab-stop style:position="0.2492in" style:type="center"/>
          <style:tab-stop style:position="0.6417in" style:type="center"/>
          <style:tab-stop style:position="1.0563in" style:type="center"/>
          <style:tab-stop style:position="1.5035in"/>
          <style:tab-stop style:position="1.6445in" style:type="center"/>
          <style:tab-stop style:position="2.1398in" style:type="center"/>
          <style:tab-stop style:position="2.6244in" style:type="center"/>
          <style:tab-stop style:position="3.022in"/>
          <style:tab-stop style:position="11.0236in"/>
          <style:tab-stop style:position="11.7335in"/>
          <style:tab-stop style:position="12.848in"/>
          <style:tab-stop style:position="12.8799in"/>
          <style:tab-stop style:position="13.2118in"/>
          <style:tab-stop style:position="13.8665in" style:type="center"/>
          <style:tab-stop style:position="17.2445in"/>
          <style:tab-stop style:position="17.422in" style:type="center"/>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Agenda-BoldCondensed1" style:font-family-asian="Agenda-BoldCondensed" style:font-family-generic-asian="system" style:font-pitch-asian="variable" style:font-size-asian="9pt" style:language-asian="en" style:country-asian="US" style:font-name-complex="Conques-Demi1" style:font-family-complex="Conques-Demi" style:font-family-generic-complex="system" style:font-pitch-complex="variable" style:font-size-complex="12pt"/>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Equipment</dc:title>
    <dc:subject>MSRD</dc:subject>
    <meta:initial-creator>AKSmith</meta:initial-creator>
    <meta:creation-date>2002-10-17T11:47:00</meta:creation-date>
    <dc:date>2004-03-10T08:40:00</dc:date>
    <meta:editing-cycles>28</meta:editing-cycles>
    <meta:editing-duration>PT49S</meta:editing-duration>
    <meta:document-statistic meta:table-count="4" meta:image-count="0" meta:object-count="0" meta:page-count="23" meta:paragraph-count="1069" meta:word-count="8361" meta:character-count="48223" meta:non-whitespace-character-count="40810"/>
    <meta:generator>LibreOffice/5.4.6.2$Linux_X86_64 LibreOffice_project/40m0$Build-2</meta:generator>
    <meta:user-defined meta:name="Company">Wizards of the Coast</meta:user-defined>
    <meta:user-defined meta:name="Operator">asmith</meta:user-defined>
  </office:meta>
</office:document-meta>
</file>